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7.281cm" fo:margin-left="-0.141cm" table:align="left" style:writing-mode="lr-tb"/>
    </style:style>
    <style:style style:name="Table1.A" style:family="table-column">
      <style:table-column-properties style:column-width="7.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4.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7.478cm" fo:margin-left="-0.208cm" table:align="left" style:writing-mode="lr-tb"/>
    </style:style>
    <style:style style:name="Table2.A" style:family="table-column">
      <style:table-column-properties style:column-width="4.237cm"/>
    </style:style>
    <style:style style:name="Table2.B" style:family="table-column">
      <style:table-column-properties style:column-width="2.955cm"/>
    </style:style>
    <style:style style:name="Table2.C" style:family="table-column">
      <style:table-column-properties style:column-width="1.251cm"/>
    </style:style>
    <style:style style:name="Table2.D" style:family="table-column">
      <style:table-column-properties style:column-width="3.664cm"/>
    </style:style>
    <style:style style:name="Table2.E" style:family="table-column">
      <style:table-column-properties style:column-width="2.491cm"/>
    </style:style>
    <style:style style:name="Table2.F" style:family="table-column">
      <style:table-column-properties style:column-width="2.88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129cm" style:rel-width="98%" fo:margin-left="-0.208cm" table:align="left" style:writing-mode="lr-tb"/>
    </style:style>
    <style:style style:name="Table4.A" style:family="table-column">
      <style:table-column-properties style:column-width="18.129cm" style:rel-column-width="1028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8.5cm" table:align="margins" style:writing-mode="lr-tb"/>
    </style:style>
    <style:style style:name="Table7.A" style:family="table-column">
      <style:table-column-properties style:column-width="9.25cm" style:rel-column-width="32767*"/>
    </style:style>
    <style:style style:name="Table7.B" style:family="table-column">
      <style:table-column-properties style:column-width="9.25cm" style:rel-column-width="32768*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3" style:family="table">
      <style:table-properties style:width="18.207cm" fo:margin-left="0.302cm" table:align="left" style:writing-mode="lr-tb"/>
    </style:style>
    <style:style style:name="Table3.A" style:family="table-column">
      <style:table-column-properties style:column-width="8.251cm"/>
    </style:style>
    <style:style style:name="Table3.B" style:family="table-column">
      <style:table-column-properties style:column-width="9.955cm"/>
    </style:style>
    <style:style style:name="Table3.1" style:family="table-row">
      <style:table-row-properties style:min-row-height="1.12cm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446cm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2.51cm" fo:keep-together="auto"/>
    </style:style>
    <style:style style:name="Tabella6" style:family="table">
      <style:table-properties style:width="18.297cm" table:align="right" style:writing-mode="lr-tb"/>
    </style:style>
    <style:style style:name="Tabella6.A" style:family="table-column">
      <style:table-column-properties style:column-width="9.045cm"/>
    </style:style>
    <style:style style:name="Tabella6.B" style:family="table-column">
      <style:table-column-properties style:column-width="9.252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505cm" fo:margin-left="-0.012cm" table:align="left" style:writing-mode="lr-tb"/>
    </style:style>
    <style:style style:name="Tabella1.A" style:family="table-column">
      <style:table-column-properties style:column-width="2.993cm"/>
    </style:style>
    <style:style style:name="Tabella1.B" style:family="table-column">
      <style:table-column-properties style:column-width="15.51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5cm" table:align="margins" style:writing-mode="lr-tb"/>
    </style:style>
    <style:style style:name="Table5.A" style:family="table-column">
      <style:table-column-properties style:column-width="5.398cm" style:rel-column-width="19120*"/>
    </style:style>
    <style:style style:name="Table5.B" style:family="table-column">
      <style:table-column-properties style:column-width="4.909cm" style:rel-column-width="17389*"/>
    </style:style>
    <style:style style:name="Table5.C" style:family="table-column">
      <style:table-column-properties style:column-width="3.399cm" style:rel-column-width="12040*"/>
    </style:style>
    <style:style style:name="Table5.D" style:family="table-column">
      <style:table-column-properties style:column-width="4.794cm" style:rel-column-width="16986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5cm" table:align="margins" style:writing-mode="lr-tb"/>
    </style:style>
    <style:style style:name="Table6.A" style:family="table-column">
      <style:table-column-properties style:column-width="5.398cm" style:rel-column-width="19120*"/>
    </style:style>
    <style:style style:name="Table6.B" style:family="table-column">
      <style:table-column-properties style:column-width="4.909cm" style:rel-column-width="17389*"/>
    </style:style>
    <style:style style:name="Table6.C" style:family="table-column">
      <style:table-column-properties style:column-width="3.399cm" style:rel-column-width="12040*"/>
    </style:style>
    <style:style style:name="Table6.D" style:family="table-column">
      <style:table-column-properties style:column-width="4.794cm" style:rel-column-width="16986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8.5cm" table:align="margins" style:writing-mode="lr-tb"/>
    </style:style>
    <style:style style:name="Tabella7.A" style:family="table-column">
      <style:table-column-properties style:column-width="5.398cm" style:rel-column-width="19120*"/>
    </style:style>
    <style:style style:name="Tabella7.B" style:family="table-column">
      <style:table-column-properties style:column-width="4.909cm" style:rel-column-width="17389*"/>
    </style:style>
    <style:style style:name="Tabella7.C" style:family="table-column">
      <style:table-column-properties style:column-width="3.399cm" style:rel-column-width="12040*"/>
    </style:style>
    <style:style style:name="Tabella7.D" style:family="table-column">
      <style:table-column-properties style:column-width="4.794cm" style:rel-column-width="16986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style:vertical-align="middle"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5cm" table:align="margins" style:writing-mode="lr-tb"/>
    </style:style>
    <style:style style:name="Tabella2.A" style:family="table-column">
      <style:table-column-properties style:column-width="9.25cm" style:rel-column-width="32767*"/>
    </style:style>
    <style:style style:name="Tabella2.B" style:family="table-column">
      <style:table-column-properties style:column-width="9.2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604cm" fo:margin-left="-0.111cm" table:align="left" style:writing-mode="lr-tb"/>
    </style:style>
    <style:style style:name="Table10.A" style:family="table-column">
      <style:table-column-properties style:column-width="3.803cm"/>
    </style:style>
    <style:style style:name="Table10.B" style:family="table-column">
      <style:table-column-properties style:column-width="12.039cm"/>
    </style:style>
    <style:style style:name="Table10.C" style:family="table-column">
      <style:table-column-properties style:column-width="2.762cm"/>
    </style:style>
    <style:style style:name="Table10.1" style:family="table-row">
      <style:table-row-properties style:min-row-height="0.882cm" fo:keep-together="auto"/>
    </style:style>
    <style:style style:name="Table10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1.233cm" fo:keep-together="always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3" style:family="table-row">
      <style:table-row-properties style:min-row-height="5.554cm" fo:keep-together="always"/>
    </style:style>
    <style:style style:name="Table10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4" style:family="table-row">
      <style:table-row-properties style:min-row-height="0.284cm" fo:keep-together="always"/>
    </style:style>
    <style:style style:name="Table10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8.313cm" table:align="center" style:writing-mode="lr-tb"/>
    </style:style>
    <style:style style:name="Table13.A" style:family="table-column">
      <style:table-column-properties style:column-width="6.588cm"/>
    </style:style>
    <style:style style:name="Table13.B" style:family="table-column">
      <style:table-column-properties style:column-width="5.775cm"/>
    </style:style>
    <style:style style:name="Table13.C" style:family="table-column">
      <style:table-column-properties style:column-width="5.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13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3.2" style:family="table-row">
      <style:table-row-properties style:min-row-height="0.33cm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3.C2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13.C3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14" style:family="table">
      <style:table-properties style:width="18.225cm" table:align="center" style:writing-mode="lr-tb"/>
    </style:style>
    <style:style style:name="Table14.A" style:family="table-column">
      <style:table-column-properties style:column-width="3.491cm"/>
    </style:style>
    <style:style style:name="Table14.B" style:family="table-column">
      <style:table-column-properties style:column-width="4.195cm"/>
    </style:style>
    <style:style style:name="Table14.C" style:family="table-column">
      <style:table-column-properties style:column-width="3.75cm"/>
    </style:style>
    <style:style style:name="Table14.D" style:family="table-column">
      <style:table-column-properties style:column-width="2.852cm"/>
    </style:style>
    <style:style style:name="Table14.E" style:family="table-column">
      <style:table-column-properties style:column-width="3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14.E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14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14.E2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la9" style:family="table">
      <style:table-properties style:width="18.5cm" table:align="margins" style:writing-mode="lr-tb"/>
    </style:style>
    <style:style style:name="Tabella9.A" style:family="table-column">
      <style:table-column-properties style:column-width="9.25cm" style:rel-column-width="32767*"/>
    </style:style>
    <style:style style:name="Tabella9.B" style:family="table-column">
      <style:table-column-properties style:column-width="9.25cm" style:rel-column-width="32768*"/>
    </style:style>
    <style:style style:name="Tabella9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55405c"/>
    </style:style>
    <style:style style:name="P3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55405c"/>
    </style:style>
    <style:style style:name="P4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55405c"/>
    </style:style>
    <style:style style:name="P5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55405c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style style:name="P9" style:family="paragraph" style:parent-style-name="Standard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06686cd" officeooo:paragraph-rsid="012bfe8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0" style:family="paragraph" style:parent-style-name="Default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69e994" officeooo:paragraph-rsid="0130ea6f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69e994" officeooo:paragraph-rsid="0130ea6f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2" style:family="paragraph" style:parent-style-name="Standard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155405c" officeooo:paragraph-rsid="0155405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e94374" officeooo:paragraph-rsid="013a282f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e94374" officeooo:paragraph-rsid="0155405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fo:font-weight="normal" officeooo:paragraph-rsid="0130ea6f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fo:font-weight="normal" officeooo:paragraph-rsid="015d8ac8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019cb9d" officeooo:paragraph-rsid="015d8ac8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8" style:family="paragraph" style:parent-style-name="Default">
      <style:paragraph-properties fo:margin-left="0.635cm" fo:margin-right="0cm" fo:text-align="center" style:justify-single-word="false" fo:text-indent="0cm" style:auto-text-indent="false"/>
      <style:text-properties style:use-window-font-color="true" loext:opacity="0%" style:font-name="Liberation Sans" fo:font-size="11pt" fo:language="zxx" fo:country="none" fo:font-weight="normal" officeooo:rsid="00697d96" officeooo:paragraph-rsid="015413f1" style:font-name-asian="MS Mincho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officeooo:paragraph-rsid="013a282f" style:font-size-asian="11pt" style:language-asian="zxx" style:country-asian="none" style:font-name-complex="Liberation Sans1" style:font-size-complex="11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officeooo:paragraph-rsid="0155405c" style:font-size-asian="11pt" style:language-asian="zxx" style:country-asian="none" style:font-name-complex="Liberation Sans1" style:font-size-complex="11pt" style:language-complex="zxx" style:country-complex="none"/>
    </style:style>
    <style:style style:name="P21" style:family="paragraph" style:parent-style-name="Default">
      <style:paragraph-properties>
        <style:tab-stops>
          <style:tab-stop style:position="2.593cm"/>
        </style:tab-stops>
      </style:paragraph-properties>
      <style:text-properties style:use-window-font-color="true" loext:opacity="0%" style:font-name="Liberation Sans" fo:font-size="10pt" fo:language="zxx" fo:country="none" fo:font-weight="bold" style:font-name-asian="Times New Roman" style:font-size-asian="10pt" style:language-asian="zxx" style:country-asian="none" style:font-weight-asian="bold" style:font-name-complex="Liberation Sans1" style:font-size-complex="10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" fo:font-size="11pt" fo:language="zxx" fo:country="none" fo:font-weight="normal" officeooo:rsid="013d6092" officeooo:paragraph-rsid="013d609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" fo:font-size="11pt" fo:language="zxx" fo:country="none" fo:font-weight="normal" officeooo:rsid="013e22c5" officeooo:paragraph-rsid="013e22c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officeooo:paragraph-rsid="013a7f1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6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officeooo:paragraph-rsid="013a7f11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7" style:family="paragraph" style:parent-style-name="Default">
      <style:text-properties style:font-name="Liberation Sans" fo:font-size="11pt" fo:language="zxx" fo:country="none" fo:font-weight="normal" officeooo:paragraph-rsid="013a282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font-name="Liberation Sans" fo:font-size="11pt" fo:language="zxx" fo:country="none" fo:font-weight="normal" officeooo:paragraph-rsid="012bfe87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9" style:family="paragraph" style:parent-style-name="Default">
      <style:paragraph-properties fo:margin-left="0cm" fo:margin-right="0cm" fo:text-align="center" style:justify-single-word="false" fo:text-indent="0cm" style:auto-text-indent="false" fo:break-before="page"/>
      <style:text-properties style:font-name="Liberation Sans" fo:font-size="11pt" fo:language="zxx" fo:country="none" fo:font-weight="normal" fo:background-color="#ffff0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0" style:family="paragraph" style:parent-style-name="Default">
      <style:paragraph-properties fo:text-align="center" style:justify-single-word="false"/>
      <style:text-properties style:font-name="Liberation Sans" fo:font-size="11pt" fo:language="zxx" fo:country="none" style:text-underline-style="solid" style:text-underline-width="auto" style:text-underline-color="font-color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1" style:family="paragraph" style:parent-style-name="Standard">
      <style:text-properties style:font-name="Liberation Sans" fo:font-size="11pt" fo:language="zxx" fo:country="none" style:text-underline-style="solid" style:text-underline-width="auto" style:text-underline-color="font-color" fo:font-weight="bold" officeooo:paragraph-rsid="014bb7b9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2" style:family="paragraph" style:parent-style-name="Default">
      <style:paragraph-properties fo:margin-left="0.635cm" fo:margin-right="0cm" fo:text-indent="0cm" style:auto-text-indent="false" style:snap-to-layout-grid="false"/>
      <style:text-properties style:font-name="Liberation Sans" fo:font-size="11pt" fo:language="zxx" fo:country="none" fo:font-style="italic" fo:font-weight="normal" style:font-size-asian="11pt" style:language-asian="zxx" style:country-asian="none" style:font-style-asian="italic" style:font-weight-asian="normal" style:font-name-complex="Arial" style:font-size-complex="11pt" style:language-complex="zxx" style:country-complex="none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" fo:font-size="11pt" fo:language="zxx" fo:country="none" fo:font-weight="bold" officeooo:paragraph-rsid="015235f1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bold" officeooo:paragraph-rsid="01299e5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5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fo:font-weight="bold" officeooo:paragraph-rsid="013f7764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bold" officeooo:rsid="012f6f02" officeooo:paragraph-rsid="012f6f02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7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fo:font-weight="bold" officeooo:paragraph-rsid="013aff2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8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39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fo:font-weight="bold" officeooo:paragraph-rsid="013f7764" style:font-size-asian="11pt" style:language-asian="zxx" style:country-asian="none" style:font-weight-asian="bold" style:font-size-complex="11pt" style:language-complex="zxx" style:country-complex="none"/>
    </style:style>
    <style:style style:name="P40" style:family="paragraph" style:parent-style-name="Default">
      <style:paragraph-properties fo:margin-left="0cm" fo:margin-right="0cm" fo:text-indent="0cm" style:auto-text-indent="false"/>
      <style:text-properties style:font-name="Liberation Sans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bold" officeooo:paragraph-rsid="013428d3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4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" fo:font-size="11pt" fo:language="zxx" fo:country="none" officeooo:paragraph-rsid="015235f1" style:font-size-asian="11pt" style:language-asian="zxx" style:country-asian="none" style:font-size-complex="11pt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1pt" fo:language="zxx" fo:country="none" officeooo:paragraph-rsid="00c3284b" style:font-size-asian="11pt" style:language-asian="zxx" style:country-asian="none" style:font-size-complex="11pt" style:language-complex="zxx" style:country-complex="none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46" style:family="paragraph" style:parent-style-name="Default"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47" style:family="paragraph" style:parent-style-name="Standard"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Standard">
      <style:text-properties style:font-name="Liberation Sans" fo:font-size="11pt" fo:language="zxx" fo:country="none" officeooo:paragraph-rsid="01299e50" style:font-size-asian="11pt" style:language-asian="zxx" style:country-asian="none" style:font-size-complex="11pt" style:language-complex="zxx" style:country-complex="none"/>
    </style:style>
    <style:style style:name="P50" style:family="paragraph" style:parent-style-name="Standard">
      <style:paragraph-properties fo:line-height="150%"/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51" style:family="paragraph" style:parent-style-name="Standard">
      <style:paragraph-properties fo:line-height="100%"/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52" style:family="paragraph" style:parent-style-name="Default">
      <style:text-properties style:font-name="Liberation Sans" fo:font-size="11pt" fo:language="zxx" fo:country="none" officeooo:paragraph-rsid="014bb7b9" style:font-size-asian="11pt" style:language-asian="zxx" style:country-asian="none" style:font-name-complex="Arial" style:font-size-complex="11pt" style:language-complex="zxx" style:country-complex="none"/>
    </style:style>
    <style:style style:name="P53" style:family="paragraph" style:parent-style-name="Standard">
      <style:text-properties style:font-name="Liberation Sans" fo:font-size="11pt" fo:language="zxx" fo:country="none" officeooo:paragraph-rsid="014bb7b9" style:font-size-asian="11pt" style:language-asian="zxx" style:country-asian="none" style:font-name-complex="Arial" style:font-size-complex="11pt" style:language-complex="zxx" style:country-complex="none"/>
    </style:style>
    <style:style style:name="P54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55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14bb7b9" style:font-size-asian="11pt" style:language-asian="zxx" style:country-asian="none" style:font-name-complex="Arial" style:font-size-complex="11pt" style:language-complex="zxx" style:country-complex="none"/>
    </style:style>
    <style:style style:name="P56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57" style:family="paragraph" style:parent-style-name="Standard">
      <style:text-properties style:font-name="Liberation Sans" fo:font-size="11pt" fo:language="zxx" fo:country="none" officeooo:paragraph-rsid="01299e50" style:font-size-asian="11pt" style:language-asian="zxx" style:country-asian="none" style:font-name-complex="Arial" style:font-size-complex="11pt" style:language-complex="zxx" style:country-complex="none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1pt" fo:language="zxx" fo:country="none" officeooo:paragraph-rsid="014bb7b9" style:font-size-asian="11pt" style:language-asian="zxx" style:country-asian="none" style:font-name-complex="Arial" style:font-size-complex="11pt" style:language-complex="zxx" style:country-complex="none"/>
    </style:style>
    <style:style style:name="P59" style:family="paragraph" style:parent-style-name="Standard">
      <style:text-properties style:font-name="Liberation Sans" fo:font-size="11pt" fo:language="zxx" fo:country="non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60" style:family="paragraph" style:parent-style-name="Standard">
      <style:text-properties style:font-name="Liberation Sans" fo:font-size="11pt" fo:language="zxx" fo:country="none" officeooo:paragraph-rsid="014bb7b9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61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" fo:font-size="11pt" fo:language="zxx" fo:country="none" officeooo:paragraph-rsid="014bb7b9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4pt" fo:language="zxx" fo:country="none" style:font-size-asian="14pt" style:language-asian="zxx" style:country-asian="none" style:font-name-complex="Arial" style:font-size-complex="14pt" style:language-complex="zxx" style:country-complex="none"/>
    </style:style>
    <style:style style:name="P63" style:family="paragraph" style:parent-style-name="v-isbn">
      <loext:graphic-properties draw:fill-gradient-name="gradient" draw:fill-hatch-name="hatch"/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5" style:family="paragraph" style:parent-style-name="v-autore">
      <loext:graphic-properties draw:fill-gradient-name="gradient" draw:fill-hatch-name="hatch"/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00e39f1" officeooo:paragraph-rsid="000e39f1" style:font-size-asian="10pt" style:language-asian="zxx" style:country-asian="none" style:font-name-complex="Arial" style:font-size-complex="10pt" style:language-complex="zxx" style:country-complex="none"/>
    </style:style>
    <style:style style:name="P66" style:family="paragraph" style:parent-style-name="Standard"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8" style:family="paragraph" style:parent-style-name="Standard">
      <style:paragraph-properties fo:line-height="115%"/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9" style:family="paragraph" style:parent-style-name="Standard">
      <style:paragraph-properties fo:line-height="115%" fo:text-align="center" style:justify-single-word="false"/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70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14f12dd" officeooo:paragraph-rsid="015c6ed9" style:font-size-asian="10pt" style:language-asian="zxx" style:country-asian="none" style:font-name-complex="Arial" style:font-size-complex="10pt" style:language-complex="zxx" style:country-complex="none"/>
    </style:style>
    <style:style style:name="P71" style:family="paragraph" style:parent-style-name="Standard">
      <style:text-properties style:font-name="Liberation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0pt" fo:language="zxx" fo:country="none" fo:font-weight="bold" fo:background-color="#c0c0c0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73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74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75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78" style:family="paragraph" style:parent-style-name="Standard">
      <style:paragraph-properties style:snap-to-layout-grid="false"/>
      <style:text-properties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79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0pt" fo:language="zxx" fo:country="none" fo:font-weight="bold" style:font-name-asian="Wingdings" style:font-size-asian="10pt" style:language-asian="zxx" style:country-asian="none" style:font-weight-asian="bold" style:font-name-complex="Wingdings" style:font-size-complex="10pt" style:language-complex="zxx" style:country-complex="none" style:font-weight-complex="bold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fo:font-style="italic" officeooo:rsid="000fabc0" officeooo:paragraph-rsid="000fabc0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81" style:family="paragraph" style:parent-style-name="Default">
      <style:paragraph-properties fo:text-align="center" style:justify-single-word="false"/>
      <style:text-properties style:font-name="Liberation Sans" fo:font-size="10pt" fo:language="zxx" fo:country="none" fo:font-style="italic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0pt" fo:language="zxx" fo:country="none" fo:font-style="italic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83" style:family="paragraph" style:parent-style-name="Standard">
      <style:text-properties style:font-name="Liberation Sans" fo:font-size="10pt" fo:language="zxx" fo:country="none" style:font-name-asian="Calibri" style:font-size-asian="10pt" style:language-asian="zxx" style:country-asian="none" style:font-name-complex="Arial" style:font-size-complex="10pt" style:language-complex="zxx" style:country-complex="none"/>
    </style:style>
    <style:style style:name="P84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" fo:font-size="10pt" fo:language="zxx" fo:country="none" fo:font-weight="normal" officeooo:paragraph-rsid="0155405c" style:font-name-asian="Liberation Sans" style:font-size-asian="10pt" style:language-asian="zxx" style:country-asian="none" style:font-weight-asian="normal" style:font-name-complex="Liberation Sans" style:font-size-complex="10pt" style:language-complex="zxx" style:country-complex="none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" fo:font-size="10pt" officeooo:paragraph-rsid="0155405c" style:font-size-asian="10pt" style:font-size-complex="10pt"/>
    </style:style>
    <style:style style:name="P86" style:family="paragraph" style:parent-style-name="Standard">
      <style:paragraph-properties fo:text-align="center" style:justify-single-word="false" style:snap-to-layout-grid="false"/>
      <style:text-properties style:font-name="Liberation Sans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88" style:family="paragraph" style:parent-style-name="Standard">
      <style:paragraph-properties>
        <style:tab-stops>
          <style:tab-stop style:position="2.519cm"/>
        </style:tab-stops>
      </style:paragraph-properties>
      <style:text-properties style:font-name="Liberation Sans" fo:font-size="12pt" fo:language="zxx" fo:country="none" officeooo:paragraph-rsid="000fabc0" style:font-size-asian="12pt" style:language-asian="zxx" style:country-asian="none" style:font-name-complex="Arial" style:font-size-complex="12pt" style:language-complex="zxx" style:country-complex="none"/>
    </style:style>
    <style:style style:name="P89" style:family="paragraph" style:parent-style-name="Standard">
      <style:paragraph-properties style:snap-to-layout-grid="false"/>
      <style:text-properties style:font-name="Liberation Sans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90" style:family="paragraph" style:parent-style-name="Standard">
      <style:text-properties style:font-name="Liberation Sans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91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font-size="12pt" fo:language="zxx" fo:country="none" fo:font-weight="normal" fo:background-color="#ffff00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92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language="zxx" fo:country="none" style:language-asian="zxx" style:country-asian="none" style:language-complex="zxx" style:country-complex="none"/>
    </style:style>
    <style:style style:name="P93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P94" style:family="paragraph" style:parent-style-name="Standard">
      <style:paragraph-properties style:text-autospace="none"/>
      <style:text-properties style:font-name="Liberation Sans" fo:language="zxx" fo:country="none" officeooo:paragraph-rsid="0010423d" style:language-asian="zxx" style:country-asian="none" style:language-complex="zxx" style:country-complex="none"/>
    </style:style>
    <style:style style:name="P9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language="zxx" fo:country="none" officeooo:paragraph-rsid="0010423d" style:language-asian="zxx" style:country-asian="none" style:language-complex="zxx" style:country-complex="none"/>
    </style:style>
    <style:style style:name="P9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language="zxx" fo:country="none" style:language-asian="zxx" style:country-asian="none" style:language-complex="zxx" style:country-complex="none"/>
    </style:style>
    <style:style style:name="P97" style:family="paragraph" style:parent-style-name="Standard">
      <style:text-properties style:font-name="Liberation Sans" fo:language="zxx" fo:country="none" officeooo:paragraph-rsid="0010423d" style:language-asian="zxx" style:country-asian="none" style:language-complex="zxx" style:country-complex="none"/>
    </style:style>
    <style:style style:name="P98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" fo:language="zxx" fo:country="none" officeooo:paragraph-rsid="0010423d" style:language-asian="zxx" style:country-asian="none" style:language-complex="zxx" style:country-complex="none"/>
    </style:style>
    <style:style style:name="P99" style:family="paragraph" style:parent-style-name="Standard"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fabc0" officeooo:paragraph-rsid="000fabc0" style:language-asian="zxx" style:country-asian="none" style:font-name-complex="Arial" style:language-complex="zxx" style:country-complex="none"/>
    </style:style>
    <style:style style:name="P102" style:family="paragraph" style:parent-style-name="Standard">
      <style:paragraph-properties style:text-autospace="none">
        <style:tab-stops>
          <style:tab-stop style:position="0.318cm"/>
        </style:tab-stops>
      </style:paragraph-properties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03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0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05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06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language="zxx" fo:country="none" fo:font-weight="normal" officeooo:paragraph-rsid="0010423d" style:language-asian="zxx" style:country-asian="none" style:font-weight-asian="normal" style:language-complex="zxx" style:country-complex="none" style:font-weight-complex="normal"/>
    </style:style>
    <style:style style:name="P107" style:family="paragraph" style:parent-style-name="Standard">
      <style:text-properties style:font-name="Liberation Sans" fo:language="zxx" fo:country="none" fo:font-style="italic" style:text-underline-style="solid" style:text-underline-width="auto" style:text-underline-color="font-color" style:language-asian="zxx" style:country-asian="none" style:font-style-asian="italic" style:font-name-complex="Arial" style:language-complex="zxx" style:country-complex="none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e39f1" style:font-name-asian="Arial" style:language-asian="zxx" style:country-asian="none" style:font-name-complex="Arial" style:language-complex="zxx" style:country-complex="none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e39f1" officeooo:paragraph-rsid="000e39f1" style:font-name-asian="Arial" style:language-asian="zxx" style:country-asian="none" style:font-name-complex="Arial" style:language-complex="zxx" style:country-complex="none"/>
    </style:style>
    <style:style style:name="P110" style:family="paragraph" style:parent-style-name="Standard">
      <style:text-properties style:font-name="Liberation Sans" fo:language="zxx" fo:country="none" fo:font-weight="bold" style:language-asian="zxx" style:country-asian="none" style:font-weight-asian="bold" style:font-name-complex="Arial" style:language-complex="zxx" style:country-complex="none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" fo:font-size="3pt" fo:font-weight="bold" officeooo:paragraph-rsid="0155405c" style:font-name-asian="Liberation Sans" style:font-size-asian="3pt" style:font-weight-asian="bold" style:font-name-complex="Liberation Sans" style:font-size-complex="3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" fo:font-size="3pt" fo:font-weight="bold" officeooo:paragraph-rsid="0155405c" style:font-name-asian="Liberation Sans" style:font-size-asian="3pt" style:font-weight-asian="bold" style:font-name-complex="Liberation Sans" style:font-size-complex="3pt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" fo:font-size="3pt" fo:language="zxx" fo:country="none" fo:font-weight="bold" officeooo:paragraph-rsid="0155405c" style:font-name-asian="Liberation Sans" style:font-size-asian="3pt" style:language-asian="zxx" style:country-asian="none" style:font-weight-asian="bold" style:font-name-complex="Liberation Sans" style:font-size-complex="3pt" style:language-complex="zxx" style:country-complex="none" style:font-weight-complex="bold"/>
    </style:style>
    <style:style style:name="P114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" fo:font-size="11pt" fo:language="zxx" fo:country="none" fo:font-weight="normal" officeooo:rsid="001bb720" officeooo:paragraph-rsid="013a7f11" style:font-name-asian="MS Mincho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15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16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13a282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18" style:family="paragraph" style:parent-style-name="Standard">
      <style:paragraph-properties fo:margin-left="1.27cm" fo:margin-right="0cm" fo:text-indent="0cm" style:auto-text-indent="false" style:text-autospace="none" style:snap-to-layout-grid="false"/>
      <style:text-properties fo:color="#000000" loext:opacity="100%" style:font-name="Liberation Sans" fo:font-size="11pt" fo:language="zxx" fo:country="none" fo:font-weight="normal" officeooo:paragraph-rsid="013a282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19" style:family="paragraph" style:parent-style-name="Standard">
      <style:paragraph-properties style:text-autospace="none" style:snap-to-layout-grid="false"/>
      <style:text-properties fo:color="#000000" loext:opacity="100%" style:font-name="Liberation Sans" fo:font-size="11pt" fo:language="zxx" fo:country="none" fo:font-weight="normal" officeooo:paragraph-rsid="013a282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0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paragraph-rsid="015d8ac8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1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bda38" officeooo:paragraph-rsid="015d8ac8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2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d94d8" officeooo:paragraph-rsid="015d8ac8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3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e94374" officeooo:paragraph-rsid="015d8ac8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4" style:family="paragraph" style:parent-style-name="Default">
      <style:paragraph-properties style:text-autospace="none" style:snap-to-layout-grid="false">
        <style:tab-stops>
          <style:tab-stop style:position="13.254cm"/>
        </style:tab-stops>
      </style:paragraph-properties>
      <style:text-properties fo:color="#000000" loext:opacity="100%" style:font-name="Liberation Sans" fo:font-size="11pt" fo:language="zxx" fo:country="none" fo:font-weight="normal" officeooo:rsid="00169967" officeooo:paragraph-rsid="012bfe8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25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rsid="001bb720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6" style:family="paragraph" style:parent-style-name="Default">
      <style:paragraph-properties fo:margin-left="0.635cm" fo:margin-right="0cm" fo:text-align="center" style:justify-single-word="false" fo:text-indent="0cm" style:auto-text-indent="false"/>
      <style:text-properties fo:color="#000000" loext:opacity="100%" style:font-name="Liberation Sans" fo:font-size="11pt" fo:language="zxx" fo:country="none" fo:font-weight="normal" officeooo:rsid="00697d96" officeooo:paragraph-rsid="015413f1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7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rsid="00697d96" officeooo:paragraph-rsid="0130ea6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8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bda38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29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bda38" officeooo:paragraph-rsid="015d8ac8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0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cc919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1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1d94d8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2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f5a4c9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3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e94374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4" style:family="paragraph" style:parent-style-name="Default">
      <style:text-properties fo:color="#000000" loext:opacity="100%" style:font-name="Liberation Sans" fo:font-size="11pt" fo:language="zxx" fo:country="none" fo:font-weight="bold" officeooo:paragraph-rsid="014bb7b9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5" style:family="paragraph" style:parent-style-name="Standard">
      <style:paragraph-properties>
        <style:tab-stops>
          <style:tab-stop style:position="13.254cm"/>
        </style:tab-stops>
      </style:paragraph-properties>
      <style:text-properties fo:color="#000000" loext:opacity="100%" style:font-name="Liberation Sans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6" style:family="paragraph" style:parent-style-name="Default">
      <style:text-properties fo:color="#000000" loext:opacity="100%" style:font-name="Liberation Sans" fo:font-size="11pt" fo:language="zxx" fo:country="none" style:text-underline-style="solid" style:text-underline-width="auto" style:text-underline-color="font-color" fo:font-weight="bold" officeooo:paragraph-rsid="014bb7b9" style:font-name-asian="Arial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7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style:text-underline-style="solid" style:text-underline-width="auto" style:text-underline-color="font-color" fo:font-weight="bold" officeooo:paragraph-rsid="014bb7b9" style:font-name-asian="Arial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8" style:family="paragraph" style:parent-style-name="Default">
      <style:text-properties fo:color="#000000" loext:opacity="100%" style:font-name="Liberation Sans" fo:font-size="11pt" fo:language="zxx" fo:country="none" fo:font-style="italic" fo:font-weight="bold" officeooo:paragraph-rsid="014bb7b9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39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style="italic" fo:font-weight="bold" officeooo:paragraph-rsid="014bb7b9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40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fo:color="#000000" loext:opacity="100%" style:font-name="Liberation Sans" fo:font-size="11pt" fo:language="zxx" fo:country="none" fo:font-style="italic" style:text-underline-style="solid" style:text-underline-width="auto" style:text-underline-color="font-color" fo:font-weight="bold" officeooo:rsid="003a3c1d" officeooo:paragraph-rsid="013a282f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41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officeooo:paragraph-rsid="015d8ac8" style:font-size-asian="11pt" style:language-asian="zxx" style:country-asian="none" style:font-name-complex="Arial" style:font-size-complex="11pt" style:language-complex="zxx" style:country-complex="none"/>
    </style:style>
    <style:style style:name="P142" style:family="paragraph" style:parent-style-name="Standard">
      <style:text-properties fo:color="#000000" loext:opacity="100%" style:font-name="Liberation Sans" fo:font-size="11pt" fo:language="zxx" fo:country="none" officeooo:rsid="011a551e" officeooo:paragraph-rsid="014bb7b9" style:font-size-asian="11pt" style:language-asian="zxx" style:country-asian="none" style:font-name-complex="Arial" style:font-size-complex="11pt" style:language-complex="zxx" style:country-complex="none"/>
    </style:style>
    <style:style style:name="P143" style:family="paragraph" style:parent-style-name="Default">
      <style:text-properties fo:color="#000000" loext:opacity="100%"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44" style:family="paragraph" style:parent-style-name="Default">
      <style:paragraph-properties fo:text-align="center" style:justify-single-word="false"/>
      <style:text-properties fo:color="#000000" loext:opacity="100%"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ans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46" style:family="paragraph" style:parent-style-name="Footnote">
      <style:text-properties fo:color="#0066b3" loext:opacity="100%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officeooo:paragraph-rsid="00b8dd81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text-emphasize="none"/>
    </style:style>
    <style:style style:name="P147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officeooo:rsid="012f6f02" officeooo:paragraph-rsid="0155405c" style:font-size-asian="10pt" style:font-style-asian="normal" style:font-weight-asian="normal" style:font-size-complex="10pt" style:font-weight-complex="normal" style:text-emphasize="none"/>
    </style:style>
    <style:style style:name="P148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officeooo:rsid="01405298" officeooo:paragraph-rsid="0155405c" style:font-name-asian="Liberation Sans" style:font-size-asian="10pt" style:language-asian="zxx" style:country-asian="none" style:font-style-asian="normal" style:font-weight-asian="normal" style:font-name-complex="Liberation Sans" style:font-size-complex="10pt" style:language-complex="zxx" style:country-complex="none" style:font-weight-complex="bold" style:text-emphasize="none"/>
    </style:style>
    <style:style style:name="P149" style:family="paragraph" style:parent-style-name="Standard">
      <style:paragraph-properties>
        <style:tab-stops>
          <style:tab-stop style:position="2.593cm"/>
        </style:tab-stops>
      </style:paragraph-properties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language-complex="zxx" style:country-complex="none" style:text-emphasize="none"/>
    </style:style>
    <style:style style:name="P150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3d6092" officeooo:paragraph-rsid="013d6092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151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31959b" officeooo:paragraph-rsid="0131959b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152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058137" officeooo:paragraph-rsid="0132ffc3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153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1ea0b3" officeooo:paragraph-rsid="013a282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154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1ea0b3" officeooo:paragraph-rsid="0130ea6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155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3aff20" officeooo:paragraph-rsid="0144d6d7" style:font-size-asian="11pt" style:language-asian="zxx" style:country-asian="none" style:font-style-asian="normal" style:font-weight-asian="normal" style:font-size-complex="11pt" style:language-complex="zxx" style:country-complex="none" style:font-weight-complex="bold" style:text-emphasize="none"/>
    </style:style>
    <style:style style:name="P156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058137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7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058137" officeooo:paragraph-rsid="012bfe8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8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058137" officeooo:paragraph-rsid="012bfe8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9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ccf0f8" officeooo:paragraph-rsid="015235f1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P160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7e2e8f" officeooo:paragraph-rsid="015235f1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P161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7f4bab" officeooo:paragraph-rsid="015413f1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P16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3b969d" officeooo:paragraph-rsid="015413f1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P163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801ff3" officeooo:paragraph-rsid="015413f1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P164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solid" style:text-underline-width="auto" style:text-underline-color="font-color" fo:font-weight="normal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65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solid" style:text-underline-width="auto" style:text-underline-color="font-color" fo:font-weight="normal" officeooo:rsid="013bfde2" officeooo:paragraph-rsid="013bfde2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66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solid" style:text-underline-width="auto" style:text-underline-color="font-color" fo:font-weight="normal" officeooo:rsid="00437ceb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167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solid" style:text-underline-width="auto" style:text-underline-color="font-color" fo:font-weight="normal" officeooo:rsid="012f6f02" officeooo:paragraph-rsid="012f6f02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168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solid" style:text-underline-width="auto" style:text-underline-color="font-color" fo:font-weight="normal" officeooo:rsid="012f6f02" officeooo:paragraph-rsid="0132ffc3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169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55405c"/>
    </style:style>
    <style:style style:name="P170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55405c"/>
    </style:style>
    <style:style style:name="P171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55405c"/>
    </style:style>
    <style:style style:name="P172" style:family="paragraph" style:parent-style-name="Default" style:master-page-name="Convert_20_2">
      <style:paragraph-properties style:page-number="auto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173" style:family="paragraph" style:parent-style-name="Heading" style:master-page-name="Standard">
      <style:paragraph-properties fo:margin-top="0.635cm" fo:margin-bottom="0.282cm" style:contextual-spacing="false" style:page-number="auto"/>
      <style:text-properties style:font-name="Liberation Sans" fo:font-size="14pt" fo:language="zxx" fo:country="none" style:font-size-asian="14pt" style:language-asian="zxx" style:country-asian="none" style:font-name-complex="Arial" style:font-size-complex="14pt" style:language-complex="zxx" style:country-complex="none"/>
    </style:style>
    <style:style style:name="P174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bold" officeooo:rsid="005145ce" officeooo:paragraph-rsid="0132ffc3" style:font-size-asian="11pt" style:language-asian="zxx" style:country-asian="none" style:font-style-asian="normal" style:font-weight-asian="bold" style:font-name-complex="Arial" style:font-size-complex="11pt" style:language-complex="zxx" style:country-complex="none" style:font-weight-complex="bold" style:text-emphasize="none"/>
    </style:style>
    <style:style style:name="P175" style:family="paragraph" style:parent-style-name="Standard" style:list-style-name="L2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058137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76" style:family="paragraph" style:parent-style-name="Standard" style:list-style-name="L2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5d3842" officeooo:paragraph-rsid="015f10f3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77" style:family="paragraph" style:parent-style-name="Standard" style:list-style-name="L2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611806" officeooo:paragraph-rsid="01611806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78" style:family="paragraph" style:parent-style-name="Standard" style:list-style-name="WW8Num2">
      <style:paragraph-properties fo:line-height="150%" fo:text-align="center" style:justify-single-word="false" fo:break-before="page"/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179" style:family="paragraph" style:parent-style-name="Standard" style:list-style-name="WW8Num2">
      <style:paragraph-properties fo:line-height="150%" fo:text-align="center" style:justify-single-word="false"/>
      <style:text-properties style:font-name="Liberation Sans" fo:font-size="11pt" fo:language="zxx" fo:country="none" officeooo:paragraph-rsid="014bb7b9" style:font-size-asian="11pt" style:language-asian="zxx" style:country-asian="none" style:font-size-complex="11pt" style:language-complex="zxx" style:country-complex="none"/>
    </style:style>
    <style:style style:name="P180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181" style:family="paragraph" style:parent-style-name="Standard" style:list-style-name="WW8Num2">
      <style:paragraph-properties fo:text-align="center" style:justify-single-word="false"/>
      <style:text-properties style:font-name="Liberation Sans" fo:font-size="11pt" fo:language="zxx" fo:country="none" fo:font-weight="normal" officeooo:paragraph-rsid="014bb7b9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" fo:font-size="10pt" officeooo:paragraph-rsid="01617323" style:font-size-asian="10pt" style:font-size-complex="10pt"/>
    </style:style>
    <style:style style:name="P183" style:family="paragraph" style:parent-style-name="Standard" style:list-style-name="WW8Num3">
      <style:paragraph-properties style:text-autospace="none"/>
      <style:text-properties fo:color="#000000" loext:opacity="100%" style:font-name="Liberation Sans" fo:font-size="11pt" fo:language="zxx" fo:country="none" fo:font-weight="normal" officeooo:rsid="00169967" officeooo:paragraph-rsid="012bfe8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1bda38" officeooo:paragraph-rsid="0155405c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1cc919" officeooo:paragraph-rsid="0155405c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6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1d94d8" officeooo:paragraph-rsid="0155405c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7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rsid="00e94374" officeooo:paragraph-rsid="013a282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8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officeooo:paragraph-rsid="015d8ac8" style:font-size-asian="11pt" style:language-asian="zxx" style:country-asian="none" style:font-name-complex="Arial" style:font-size-complex="11pt" style:language-complex="zxx" style:country-complex="none"/>
    </style:style>
    <style:style style:name="P189" style:family="paragraph" style:parent-style-name="Standard" style:list-style-name="WW8Num3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155405c" officeooo:paragraph-rsid="0155405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90" style:family="paragraph" style:parent-style-name="Table_20_Contents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" fo:font-size="11pt" fo:language="zxx" fo:country="none" fo:font-weight="normal" officeooo:rsid="013f7764" officeooo:paragraph-rsid="013f776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1" style:family="paragraph" style:parent-style-name="Table_20_Contents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" fo:font-size="11pt" fo:language="zxx" fo:country="none" fo:font-weight="normal" officeooo:rsid="016140f4" officeooo:paragraph-rsid="016140f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2" style:family="paragraph" style:parent-style-name="Table_20_Contents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" fo:font-size="11pt" fo:language="zxx" fo:country="none" fo:font-weight="normal" officeooo:rsid="016140f4" officeooo:paragraph-rsid="013f776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3" style:family="paragraph" style:parent-style-name="Table_20_Contents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fo:color="#000000" loext:opacity="100%" style:font-name="Liberation Sans" fo:font-size="11pt" fo:language="zxx" fo:country="none" fo:font-weight="normal" officeooo:rsid="016140f4" officeooo:paragraph-rsid="01617323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94" style:family="paragraph" style:parent-style-name="Table_20_Paragraph" style:list-style-name="L1">
      <style:paragraph-properties fo:margin-left="0.125cm" fo:margin-right="0.118cm" fo:text-indent="0cm" style:auto-text-indent="false">
        <style:tab-stops/>
      </style:paragraph-properties>
      <style:text-properties officeooo:paragraph-rsid="0155405c"/>
    </style:style>
    <style:style style:name="P195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00fabc0" officeooo:paragraph-rsid="01611806" style:font-size-asian="10pt" style:language-asian="zxx" style:country-asian="none" style:font-name-complex="Arial" style:font-size-complex="10pt" style:language-complex="zxx" style:country-complex="none"/>
    </style:style>
    <style:style style:name="T1" style:family="text">
      <style:text-properties fo:font-weight="bold" officeooo:rsid="000fabc0" style:font-weight-asian="bold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name-asian="Wingdings" style:font-weight-asian="bold" style:font-name-complex="Wingdings" style:font-weight-complex="bold"/>
    </style:style>
    <style:style style:name="T5" style:family="text">
      <style:text-properties fo:font-weight="bold" officeooo:rsid="0010423d" style:font-name-asian="Wingdings" style:font-weight-asian="bold" style:font-name-complex="Wingdings" style:font-weight-complex="bold"/>
    </style:style>
    <style:style style:name="T6" style:family="text">
      <style:text-properties fo:font-weight="bold" officeooo:rsid="0010423d" style:font-name-asian="OpenSymbol1" style:font-weight-asian="bold" style:font-name-complex="OpenSymbol1" style:font-weight-complex="bold"/>
    </style:style>
    <style:style style:name="T7" style:family="text">
      <style:text-properties fo:font-weight="bold" style:font-name-asian="Arial" style:font-weight-asian="bold" style:font-name-complex="Ari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name-complex="Arial" style:font-style-complex="italic"/>
    </style:style>
    <style:style style:name="T10" style:family="text">
      <style:text-properties fo:color="#000000" loext:opacity="100%"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T11" style:family="text">
      <style:text-properties fo:color="#000000" loext:opacity="100%" fo:font-style="italic" style:text-underline-style="solid" style:text-underline-width="auto" style:text-underline-color="font-color" fo:font-weight="normal" officeooo:rsid="00c3284b" style:font-style-asian="italic" style:font-weight-asian="normal" style:font-weight-complex="normal"/>
    </style:style>
    <style:style style:name="T12" style:family="text">
      <style:text-properties fo:color="#000000" loext:opacity="100%" fo:font-style="italic" style:text-underline-style="solid" style:text-underline-width="auto" style:text-underline-color="font-color" fo:font-weight="normal" officeooo:rsid="0139566c" style:font-style-asian="italic" style:font-weight-asian="normal" style:font-weight-complex="normal"/>
    </style:style>
    <style:style style:name="T13" style:family="text">
      <style:text-properties fo:color="#000000" loext:opacity="100%" fo:font-style="italic" style:text-underline-style="solid" style:text-underline-width="auto" style:text-underline-color="font-color" fo:font-weight="normal" officeooo:rsid="014eff1e" style:font-style-asian="italic" style:font-weight-asian="normal" style:font-weight-complex="normal"/>
    </style:style>
    <style:style style:name="T14" style:family="text">
      <style:text-properties fo:color="#000000" loext:opacity="100%" officeooo:rsid="001bb720" style:font-name-asian="Times New Roman" style:font-name-complex="Arial"/>
    </style:style>
    <style:style style:name="T15" style:family="text">
      <style:text-properties fo:color="#000000" loext:opacity="100%" officeooo:rsid="00697d96" style:font-name-asian="Times New Roman"/>
    </style:style>
    <style:style style:name="T16" style:family="text">
      <style:text-properties fo:color="#000000" loext:opacity="100%" style:font-name-complex="Arial"/>
    </style:style>
    <style:style style:name="T17" style:family="text">
      <style:text-properties fo:color="#000000" loext:opacity="100%" officeooo:rsid="0111e073" style:font-name-complex="Arial"/>
    </style:style>
    <style:style style:name="T18" style:family="text">
      <style:text-properties fo:color="#000000" loext:opacity="100%" officeooo:rsid="011a551e" style:font-name-complex="Arial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1231be0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0ccf0f8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12c5bd6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15413f1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387a2a" style:font-style-asian="normal" style:font-weight-asian="normal" style:font-weight-complex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b70bbe" style:font-style-asian="normal" style:font-weight-asian="normal" style:font-weight-complex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style:font-name-asian="Liberation Sans" style:font-style-asian="normal" style:font-weight-asian="normal" style:font-name-complex="Liberation Sans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officeooo:rsid="006c1661" style:font-style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officeooo:rsid="0131959b" style:font-style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officeooo:rsid="013e22c5" style:font-style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bold" officeooo:rsid="0131959b" style:font-style-asian="normal" style:font-weight-asian="bold" style:font-weight-complex="bold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0131959b" style:font-style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1231be0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font-name-complex="Arial" style:font-weight-complex="normal" style:text-emphasize="none"/>
    </style:style>
    <style:style style:name="T35" style:family="text">
      <style:text-properties style:text-outline="false" style:text-line-through-style="none" style:text-line-through-type="none" style:font-name="Liberation Sans" fo:font-size="11pt" fo:letter-spacing="-0.002cm" fo:language="zxx" fo:country="none" fo:font-style="normal" fo:text-shadow="none" style:text-underline-style="none" fo:font-weight="normal" officeooo:rsid="0130c3b4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Liberation Sans" fo:font-size="11pt" fo:letter-spacing="-0.002cm" fo:language="zxx" fo:country="none" fo:font-style="normal" fo:text-shadow="none" style:text-underline-style="none" fo:font-weight="normal" officeooo:rsid="000b6762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Liberation Sans" fo:font-size="11pt" fo:letter-spacing="-0.002cm" fo:language="zxx" fo:country="none" fo:font-style="normal" fo:text-shadow="none" style:text-underline-style="none" fo:font-weight="normal" officeooo:rsid="01405298" style:text-underline-mode="continuous" style:text-overline-mode="continuous" style:text-line-through-mode="continuous" style:font-name-asian="Liberation Sans" style:font-size-asian="11pt" style:language-asian="zxx" style:country-asian="none" style:font-style-asian="normal" style:font-weight-asian="normal" style:font-name-complex="Liberation Sans" style:font-size-complex="11pt" style:language-complex="zxx" style:country-complex="none" style:font-weight-complex="bold" style:text-emphasize="none"/>
    </style:style>
    <style:style style:name="T38" style:family="text">
      <style:text-properties style:text-outline="false" style:text-line-through-style="none" style:text-line-through-type="none" style:font-name="Liberation Sans" fo:font-size="11pt" fo:letter-spacing="-0.002cm" fo:language="zxx" fo:country="none" fo:font-style="normal" fo:text-shadow="none" style:text-underline-style="none" fo:font-weight="bold" officeooo:rsid="000b6762" style:text-underline-mode="continuous" style:text-overline-mode="continuous" style:text-line-through-mode="continuous" style:font-name-asian="Liberation Sans" style:font-size-asian="11pt" style:language-asian="zxx" style:country-asian="none" style:font-style-asian="normal" style:font-weight-asian="bold" style:font-name-complex="Liberation Sans" style:font-size-complex="11pt" style:language-complex="zxx" style:country-complex="none" style:font-weight-complex="bold" style:text-emphasize="none"/>
    </style:style>
    <style:style style:name="T39" style:family="text">
      <style:text-properties style:use-window-font-color="true" loext:opacity="0%" style:font-name-asian="Times New Roman" style:font-name-complex="Liberation Sans1"/>
    </style:style>
    <style:style style:name="T40" style:family="text">
      <style:text-properties style:use-window-font-color="true" loext:opacity="0%" officeooo:rsid="0155405c" style:font-name-asian="Times New Roman" style:font-name-complex="Liberation Sans1"/>
    </style:style>
    <style:style style:name="T41" style:family="text">
      <style:text-properties style:use-window-font-color="true" loext:opacity="0%" style:font-name-asian="MS Mincho" style:font-name-complex="Liberation Sans1"/>
    </style:style>
    <style:style style:name="T42" style:family="text">
      <style:text-properties style:use-window-font-color="true" loext:opacity="0%" officeooo:rsid="0130ea6f" style:font-name-asian="MS Mincho" style:font-name-complex="Liberation Sans1"/>
    </style:style>
    <style:style style:name="T43" style:family="text">
      <style:text-properties style:use-window-font-color="true" loext:opacity="0%" officeooo:rsid="00697d96" style:font-name-asian="MS Mincho" style:font-name-complex="Liberation Sans1"/>
    </style:style>
    <style:style style:name="T44" style:family="text">
      <style:text-properties style:use-window-font-color="true" loext:opacity="0%" fo:font-weight="normal" style:font-weight-asian="normal" style:font-name-complex="Liberation Sans1" style:font-weight-complex="normal"/>
    </style:style>
    <style:style style:name="T45" style:family="text">
      <style:text-properties style:use-window-font-color="true" loext:opacity="0%" fo:font-weight="normal" officeooo:rsid="0019cb9d" style:font-weight-asian="normal" style:font-name-complex="Liberation Sans1" style:font-weight-complex="normal"/>
    </style:style>
    <style:style style:name="T46" style:family="text">
      <style:text-properties style:use-window-font-color="true" loext:opacity="0%" style:font-name-complex="Liberation Sans1"/>
    </style:style>
    <style:style style:name="T47" style:family="text">
      <style:text-properties style:use-window-font-color="true" loext:opacity="0%" fo:font-style="italic" style:font-style-asian="italic" style:font-name-complex="Liberation Sans1" style:font-style-complex="italic"/>
    </style:style>
    <style:style style:name="T48" style:family="text">
      <style:text-properties style:font-name-complex="Arial"/>
    </style:style>
    <style:style style:name="T49" style:family="text">
      <style:text-properties style:font-name-complex="Arial" style:font-weight-complex="bold"/>
    </style:style>
    <style:style style:name="T50" style:family="text">
      <style:text-properties officeooo:rsid="00058137" style:font-name-complex="Arial"/>
    </style:style>
    <style:style style:name="T51" style:family="text">
      <style:text-properties officeooo:rsid="00c15163" style:font-name-complex="Arial"/>
    </style:style>
    <style:style style:name="T52" style:family="text">
      <style:text-properties officeooo:rsid="00165fe5"/>
    </style:style>
    <style:style style:name="T53" style:family="text">
      <style:text-properties officeooo:rsid="0020b1d7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fo:font-weight="normal" officeooo:rsid="01510e5d" style:font-weight-asian="normal" style:font-name-complex="Arial" style:font-weight-complex="normal"/>
    </style:style>
    <style:style style:name="T56" style:family="text">
      <style:text-properties style:text-underline-style="solid" style:text-underline-width="auto" style:text-underline-color="font-color" officeooo:rsid="00058137"/>
    </style:style>
    <style:style style:name="T57" style:family="text">
      <style:text-properties officeooo:rsid="0051edce"/>
    </style:style>
    <style:style style:name="T58" style:family="text">
      <style:text-properties officeooo:rsid="00bf2703"/>
    </style:style>
    <style:style style:name="T59" style:family="text">
      <style:text-properties officeooo:rsid="00c15163"/>
    </style:style>
    <style:style style:name="T60" style:family="text">
      <style:text-properties officeooo:rsid="00364920"/>
    </style:style>
    <style:style style:name="T61" style:family="text">
      <style:text-properties style:font-name="Liberation Sans" fo:font-size="10pt" fo:letter-spacing="-0.002cm" fo:language="zxx" fo:country="none" style:text-underline-style="none" officeooo:rsid="01812101" style:font-size-asian="10pt" style:language-asian="zxx" style:country-asian="none" style:font-size-complex="10pt" style:language-complex="zxx" style:country-complex="none"/>
    </style:style>
    <style:style style:name="T62" style:family="text">
      <style:text-properties style:font-name="Liberation Sans" fo:font-size="10pt" fo:letter-spacing="-0.002cm" fo:language="zxx" fo:country="none" style:text-underline-style="none" officeooo:rsid="01620f97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font-name="Liberation Sans" fo:font-size="10pt" fo:letter-spacing="-0.00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4" style:family="text">
      <style:text-properties style:font-name="Liberation Sans" fo:font-size="10pt" fo:letter-spacing="-0.00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5%"/>
    </style:style>
    <style:style style:name="T65" style:family="text">
      <style:text-properties style:font-name="Liberation Sans" fo:font-size="10pt" fo:letter-spacing="-0.002cm" fo:language="zxx" fo:country="none" fo:font-weight="normal" officeooo:rsid="0183765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6" style:family="text">
      <style:text-properties style:font-name="Liberation Sans" fo:font-size="10pt" fo:letter-spacing="-0.002cm" fo:language="zxx" fo:country="none" officeooo:rsid="013d6592" style:font-size-asian="10pt" style:language-asian="zxx" style:country-asian="none" style:font-size-complex="10pt" style:language-complex="zxx" style:country-complex="none"/>
    </style:style>
    <style:style style:name="T67" style:family="text">
      <style:text-properties style:font-name="Liberation Sans" fo:font-size="10pt" fo:letter-spacing="-0.002cm" fo:language="zxx" fo:country="none" officeooo:rsid="015069c3" style:font-size-asian="10pt" style:language-asian="zxx" style:country-asian="none" style:font-size-complex="10pt" style:language-complex="zxx" style:country-complex="none"/>
    </style:style>
    <style:style style:name="T68" style:family="text">
      <style:text-properties style:font-name="Liberation Sans" fo:font-size="10pt" fo:letter-spacing="-0.002cm" fo:language="zxx" fo:country="none" officeooo:rsid="017b555d" style:font-size-asian="10pt" style:language-asian="zxx" style:country-asian="none" style:font-size-complex="10pt" style:language-complex="zxx" style:country-complex="none"/>
    </style:style>
    <style:style style:name="T69" style:family="text">
      <style:text-properties style:font-name="Liberation Sans" fo:font-size="10pt" fo:letter-spacing="-0.002cm" fo:language="zxx" fo:country="none" officeooo:rsid="01812101" style:font-size-asian="10pt" style:language-asian="zxx" style:country-asian="none" style:font-size-complex="10pt" style:language-complex="zxx" style:country-complex="none"/>
    </style:style>
    <style:style style:name="T70" style:family="text">
      <style:text-properties style:font-name="Liberation Sans" fo:font-size="10pt" fo:letter-spacing="-0.002cm" fo:language="zxx" fo:country="none" officeooo:rsid="015167a2" style:font-size-asian="10pt" style:language-asian="zxx" style:country-asian="none" style:font-size-complex="10pt" style:language-complex="zxx" style:country-complex="none"/>
    </style:style>
    <style:style style:name="T71" style:family="text">
      <style:text-properties style:font-name="Liberation Sans" fo:font-size="10pt" fo:letter-spacing="-0.002cm" fo:language="zxx" fo:country="none" officeooo:rsid="015189df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ans" fo:font-size="10pt" fo:letter-spacing="-0.002cm" fo:language="zxx" fo:country="none" officeooo:rsid="01529d72" style:font-size-asian="10pt" style:language-asian="zxx" style:country-asian="none" style:font-size-complex="10pt" style:language-complex="zxx" style:country-complex="none"/>
    </style:style>
    <style:style style:name="T73" style:family="text">
      <style:text-properties style:font-name="Liberation Sans" fo:font-size="10pt" fo:letter-spacing="-0.002cm" fo:language="zxx" fo:country="none" fo:font-weight="bold" officeooo:rsid="015189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4" style:family="text">
      <style:text-properties style:font-name="Liberation Sans" fo:font-size="10pt" fo:letter-spacing="-0.018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5" style:family="text">
      <style:text-properties style:font-name="Liberation Sans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6" style:family="text">
      <style:text-properties style:font-name="Liberation Sans" fo:font-size="10pt" fo:language="zxx" fo:country="none" officeooo:rsid="012363a4" style:font-size-asian="10pt" style:language-asian="zxx" style:country-asian="none" style:font-size-complex="10pt" style:language-complex="zxx" style:country-complex="none"/>
    </style:style>
    <style:style style:name="T77" style:family="text">
      <style:text-properties style:font-name="Liberation Sans" fo:font-size="10pt" fo:letter-spacing="0.048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78" style:family="text">
      <style:text-properties style:font-name="Liberation Sans" fo:font-size="10pt" fo:letter-spacing="0.04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9" style:family="text">
      <style:text-properties style:font-name="Liberation Sans" fo:font-size="10pt" fo:letter-spacing="0.04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80" style:family="text">
      <style:text-properties style:font-name="Liberation Sans" fo:font-size="10pt" fo:letter-spacing="-0.011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1" style:family="text">
      <style:text-properties style:font-name="Liberation Sans" fo:font-size="10pt" fo:letter-spacing="0.046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82" style:family="text">
      <style:text-properties style:font-name="Liberation Sans" fo:font-size="10pt" fo:letter-spacing="-0.005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3" style:family="text">
      <style:text-properties style:font-name="Liberation Sans" fo:font-size="10pt" fo:letter-spacing="-0.01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4" style:family="text">
      <style:text-properties style:font-name="Liberation Sans" fo:font-size="10pt" fo:letter-spacing="0.04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85" style:family="text">
      <style:text-properties style:font-name="Liberation Sans" fo:font-size="10pt" fo:letter-spacing="0.037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86" style:family="text">
      <style:text-properties style:font-name="Liberation Sans" fo:font-size="10pt" fo:letter-spacing="-0.016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7" style:family="text"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T88" style:family="text">
      <style:text-properties style:font-name="Liberation Sans" fo:font-size="11pt" fo:letter-spacing="-0.002cm" fo:language="zxx" fo:country="none" style:text-underline-style="solid" style:text-underline-width="auto" style:text-underline-color="font-color" fo:font-weight="bold" officeooo:rsid="013d6592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89" style:family="text">
      <style:text-properties style:font-name="Liberation Sans" fo:font-size="11pt" fo:letter-spacing="-0.002cm" fo:language="zxx" fo:country="none" style:text-underline-style="solid" style:text-underline-width="auto" style:text-underline-color="font-color" fo:font-weight="bold" officeooo:rsid="015167a2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90" style:family="text">
      <style:text-properties style:font-name="Liberation Sans" fo:font-size="11pt" fo:letter-spacing="-0.002cm" fo:language="zxx" fo:country="none" style:text-underline-style="solid" style:text-underline-width="auto" style:text-underline-color="font-color" fo:font-weight="bold" officeooo:rsid="017b555d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91" style:family="text">
      <style:text-properties style:font-name="Liberation Sans"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2" style:family="text">
      <style:text-properties style:font-name="Liberation Sans"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name-asian="Liberation Sans" style:font-size-asian="11pt" style:language-asian="zxx" style:country-asian="none" style:font-weight-asian="normal" style:font-name-complex="Liberation Sans" style:font-size-complex="11pt" style:language-complex="zxx" style:country-complex="none" style:font-weight-complex="normal"/>
    </style:style>
    <style:style style:name="T93" style:family="text">
      <style:text-properties style:font-name="Liberation Sans" fo:font-size="11pt" fo:letter-spacing="-0.002cm" fo:language="zxx" fo:country="none" officeooo:rsid="01422bf6" style:text-underline-mode="continuous" style:text-overline-mode="continuous" style:text-line-through-mode="continuous" style:font-size-asian="11pt" style:language-asian="zxx" style:country-asian="none" style:font-size-complex="11pt" style:language-complex="zxx" style:country-complex="none"/>
    </style:style>
    <style:style style:name="T94" style:family="text">
      <style:text-properties officeooo:rsid="00f4473c"/>
    </style:style>
    <style:style style:name="T95" style:family="text">
      <style:text-properties officeooo:rsid="0115dfa9"/>
    </style:style>
    <style:style style:name="T96" style:family="text">
      <style:text-properties officeooo:rsid="011a551e"/>
    </style:style>
    <style:style style:name="T97" style:family="text">
      <style:text-properties officeooo:rsid="011b1c57"/>
    </style:style>
    <style:style style:name="T98" style:family="text">
      <style:text-properties officeooo:rsid="01223104"/>
    </style:style>
    <style:style style:name="T99" style:family="text">
      <style:text-properties fo:font-size="12pt" fo:font-weight="normal" fo:background-color="#ffff00" loext:char-shading-value="0" style:font-size-asian="12pt" style:font-weight-asian="normal" style:font-name-complex="Arial" style:font-size-complex="12pt" style:font-weight-complex="normal"/>
    </style:style>
    <style:style style:name="T100" style:family="text">
      <style:text-properties fo:font-size="12pt" fo:font-weight="normal" fo:background-color="transparent" loext:char-shading-value="0" style:font-size-asian="12pt" style:font-weight-asian="normal" style:font-name-complex="Arial" style:font-size-complex="12pt" style:font-weight-complex="normal"/>
    </style:style>
    <style:style style:name="T101" style:family="text">
      <style:text-properties officeooo:rsid="012d9771"/>
    </style:style>
    <style:style style:name="T102" style:family="text">
      <style:text-properties officeooo:rsid="0135781a"/>
    </style:style>
    <style:style style:name="T103" style:family="text">
      <style:text-properties officeooo:rsid="0139566c"/>
    </style:style>
    <style:style style:name="T104" style:family="text">
      <style:text-properties officeooo:rsid="00b44a14"/>
    </style:style>
    <style:style style:name="T105" style:family="text">
      <style:text-properties officeooo:rsid="01415eb4"/>
    </style:style>
    <style:style style:name="T106" style:family="text">
      <style:text-properties fo:font-size="10pt" style:font-name-asian="Arial" style:font-size-asian="10pt" style:font-name-complex="Arial" style:font-size-complex="10pt"/>
    </style:style>
    <style:style style:name="T107" style:family="text">
      <style:text-properties fo:font-size="10pt" style:font-size-asian="10pt" style:font-name-complex="Arial" style:font-size-complex="10pt"/>
    </style:style>
    <style:style style:name="T108" style:family="text">
      <style:text-properties fo:font-size="10pt" style:font-name-asian="Wingdings" style:font-size-asian="10pt" style:font-name-complex="Wingdings" style:font-size-complex="10pt"/>
    </style:style>
    <style:style style:name="T109" style:family="text">
      <style:text-properties fo:font-size="10pt" officeooo:rsid="0010423d" style:font-name-asian="OpenSymbol1" style:font-size-asian="10pt" style:font-name-complex="OpenSymbol1" style:font-size-complex="10pt"/>
    </style:style>
    <style:style style:name="T110" style:family="text">
      <style:text-properties officeooo:rsid="0144d6d7"/>
    </style:style>
    <style:style style:name="T111" style:family="text">
      <style:text-properties officeooo:rsid="014958d9"/>
    </style:style>
    <style:style style:name="T112" style:family="text">
      <style:text-properties style:font-name-asian="Arial" style:font-name-complex="Arial"/>
    </style:style>
    <style:style style:name="T113" style:family="text">
      <style:text-properties officeooo:rsid="014529dd" style:font-name-asian="Arial" style:font-name-complex="Arial"/>
    </style:style>
    <style:style style:name="T114" style:family="text">
      <style:text-properties style:font-name-asian="Calibri" style:font-name-complex="Arial"/>
    </style:style>
    <style:style style:name="T115" style:family="text">
      <style:text-properties officeooo:rsid="0148cf7c"/>
    </style:style>
    <style:style style:name="T116" style:family="text">
      <style:text-properties fo:background-color="transparent" loext:char-shading-value="0"/>
    </style:style>
    <style:style style:name="T117" style:family="text">
      <style:text-properties officeooo:rsid="014eff1e"/>
    </style:style>
    <style:style style:name="T118" style:family="text">
      <style:text-properties officeooo:rsid="014f12dd"/>
    </style:style>
    <style:style style:name="T119" style:family="text">
      <style:text-properties officeooo:rsid="01510e5d"/>
    </style:style>
    <style:style style:name="T120" style:family="text">
      <style:text-properties officeooo:rsid="017f4bab"/>
    </style:style>
    <style:style style:name="T121" style:family="text">
      <style:text-properties officeooo:rsid="013f1030"/>
    </style:style>
    <style:style style:name="T122" style:family="text">
      <style:text-properties fo:color="#0066b3" loext:opacity="100%" style:text-outline="false" style:text-line-through-style="none" style:text-line-through-type="none" fo:font-style="normal" fo:text-shadow="none" style:text-underline-style="none" fo:font-weight="normal" style:font-name-asian="Liberation Sans" style:font-style-asian="normal" style:font-weight-asian="normal" style:font-name-complex="Arial" style:font-weight-complex="bold" style:text-emphasize="none"/>
    </style:style>
    <style:style style:name="T123" style:family="text">
      <style:text-properties fo:color="#0066b3" loext:opacity="100%" style:text-outline="false" style:text-line-through-style="none" style:text-line-through-type="none" fo:font-style="normal" fo:text-shadow="none" style:text-underline-style="none" fo:font-weight="normal" style:font-name-asian="Liberation Sans" style:font-style-asian="normal" style:font-weight-asian="normal" style:font-name-complex="Liberation Sans" style:font-weight-complex="bold" style:text-emphasize="none"/>
    </style:style>
    <style:style style:name="T124" style:family="text">
      <style:text-properties fo:color="#0066b3" loext:opacity="100%" style:text-outline="false" style:text-line-through-style="none" style:text-line-through-type="none" fo:font-style="normal" fo:text-shadow="none" style:text-underline-style="none" fo:font-weight="normal" officeooo:rsid="00afec2b" style:font-name-asian="Liberation Sans" style:font-style-asian="normal" style:font-weight-asian="normal" style:font-name-complex="Liberation Sans" style:font-weight-complex="bold" style:text-emphasize="none"/>
    </style:style>
    <style:style style:name="T125" style:family="text">
      <style:text-properties officeooo:rsid="015235f1"/>
    </style:style>
    <style:style style:name="T126" style:family="text">
      <style:text-properties officeooo:rsid="015413f1"/>
    </style:style>
    <style:style style:name="T127" style:family="text">
      <style:text-properties officeooo:rsid="0019cb9d"/>
    </style:style>
    <style:style style:name="T128" style:family="text">
      <style:text-properties style:text-underline-style="none" fo:font-weight="bold" officeooo:rsid="005145ce" style:font-weight-asian="bold" style:font-name-complex="Arial" style:font-weight-complex="bold"/>
    </style:style>
    <style:style style:name="T129" style:family="text">
      <style:text-properties style:text-underline-style="none" fo:font-weight="bold" officeooo:rsid="01433dc3" style:font-weight-asian="bold" style:font-name-complex="Arial" style:font-weight-complex="bold"/>
    </style:style>
    <style:style style:name="T130" style:family="text">
      <style:text-properties style:text-underline-style="none" officeooo:rsid="0103d6ad" style:font-name-complex="Arial"/>
    </style:style>
    <style:style style:name="T131" style:family="text">
      <style:text-properties style:text-underline-style="none" officeooo:rsid="00058137" style:font-name-complex="Arial"/>
    </style:style>
    <style:style style:name="T132" style:family="text">
      <style:text-properties style:text-underline-style="none" officeooo:rsid="00058137"/>
    </style:style>
    <style:style style:name="T133" style:family="text">
      <style:text-properties style:text-underline-style="none" officeooo:rsid="015413f1"/>
    </style:style>
    <style:style style:name="T134" style:family="text">
      <style:text-properties officeooo:rsid="013aff20"/>
    </style:style>
    <style:style style:name="T135" style:family="text">
      <style:text-properties officeooo:rsid="00058137"/>
    </style:style>
    <style:style style:name="T136" style:family="text">
      <style:text-properties fo:font-size="11pt" fo:letter-spacing="-0.002cm" fo:language="zxx" fo:country="none" style:text-underline-style="none" fo:font-weight="normal" officeooo:rsid="0155405c" style:text-underline-mode="continuous" style:text-overline-mode="continuous" style:text-line-through-mode="continuous" style:font-name-asian="Liberation Sans" style:font-size-asian="11pt" style:language-asian="zxx" style:country-asian="none" style:font-weight-asian="normal" style:font-name-complex="Liberation Sans" style:font-size-complex="11pt" style:language-complex="zxx" style:country-complex="none" style:font-weight-complex="normal"/>
    </style:style>
    <style:style style:name="T137" style:family="text">
      <style:text-properties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name-asian="Liberation Sans" style:font-size-asian="11pt" style:language-asian="zxx" style:country-asian="none" style:font-weight-asian="normal" style:font-name-complex="Liberation Sans" style:font-size-complex="11pt" style:language-complex="zxx" style:country-complex="none" style:font-weight-complex="normal"/>
    </style:style>
    <style:style style:name="T138" style:family="text">
      <style:text-properties fo:font-size="11pt" fo:letter-spacing="-0.002cm" fo:language="zxx" fo:country="none" style:text-underline-style="none" fo:font-weight="normal" officeooo:rsid="012363a4" style:text-underline-mode="continuous" style:text-overline-mode="continuous" style:text-line-through-mode="continuous" style:font-name-asian="Liberation Sans" style:font-size-asian="11pt" style:language-asian="zxx" style:country-asian="none" style:font-weight-asian="normal" style:font-name-complex="Liberation Sans" style:font-size-complex="11pt" style:language-complex="zxx" style:country-complex="none" style:font-weight-complex="normal"/>
    </style:style>
    <style:style style:name="T139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2363a4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0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3d6592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1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167a2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2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7b555d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3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ff622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4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617323" style:text-underline-mode="continuous" style:text-overline-mode="continuous" style:text-line-through-mode="continuous" style:font-name-asian="Liberation Sans" style:font-size-asian="11pt" style:language-asian="zxx" style:country-asian="none" style:font-weight-asian="bold" style:font-name-complex="Liberation Sans" style:font-size-complex="11pt" style:language-complex="zxx" style:country-complex="none" style:font-weight-complex="bold"/>
    </style:style>
    <style:style style:name="T145" style:family="text">
      <style:text-properties officeooo:rsid="015a876f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PROGRAMMAZIONE PERCORSO FORMATIVO DISCIPLINARE </text:p>
      <text:p text:style-name="P62">Anno scolastico 202<text:span text:style-name="T101">5</text:span>/202<text:span text:style-name="T101">6</text:span></text:p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6"/>
            <text:p text:style-name="P87">DISCIPLINA: <text:span text:style-name="T1">Produzioni Animali</text:span></text:p>
            <text:p text:style-name="P87"/>
          </table:table-cell>
          <table:table-cell table:style-name="Table1.A1" office:value-type="string">
            <text:p text:style-name="P86"/>
            <text:p text:style-name="P88">Class<text:span text:style-name="T59">e</text:span> <text:s/><text:span text:style-name="T103">3</text:span><text:span text:style-name="T95">^</text:span><text:span text:style-name="T117">A</text:span></text:p>
          </table:table-cell>
          <table:table-cell table:style-name="Table1.C1" office:value-type="string">
            <text:p text:style-name="P89"/>
            <text:p text:style-name="P90">Ore annuali: <text:span text:style-name="T98">99</text:span></text:p>
          </table:table-cell>
        </table:table-row>
      </table:table>
      <text:p text:style-name="P99"/>
      <text:p text:style-name="P107">Libro di testo:</text:p>
      <text:p text:style-name="P10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0">TITOLO</text:p>
          </table:table-cell>
          <table:table-cell table:style-name="Table2.A1" office:value-type="string">
            <text:p text:style-name="P100">AUTOR<text:span text:style-name="T57">E</text:span></text:p>
          </table:table-cell>
          <table:table-cell table:style-name="Table2.A1" office:value-type="string">
            <text:p text:style-name="P100">VOLUME</text:p>
          </table:table-cell>
          <table:table-cell table:style-name="Table2.A1" office:value-type="string">
            <text:p text:style-name="P100">EDITORE</text:p>
            <text:p text:style-name="P101"/>
          </table:table-cell>
          <table:table-cell table:style-name="Table2.A1" office:value-type="string">
            <text:p text:style-name="P100">CLASSI in cui è in adozione</text:p>
          </table:table-cell>
          <table:table-cell table:style-name="Table2.F1" office:value-type="string">
            <text:p text:style-name="P100">CODICE ISBN</text:p>
            <text:p text:style-name="P100"/>
          </table:table-cell>
        </table:table-row>
        <table:table-row table:style-name="Table2.1">
          <table:table-cell table:style-name="Table2.A1" office:value-type="string">
            <text:p text:style-name="P108">DISPENSE E <text:span text:style-name="T8">SLIDES</text:span></text:p>
            <text:p text:style-name="P109">DI PRODUZIONI ANIMALI</text:p>
          </table:table-cell>
          <table:table-cell table:style-name="Table2.A1" office:value-type="string">
            <text:p text:style-name="P65">Piero RIVOIRA</text:p>
          </table:table-cell>
          <table:table-cell table:style-name="Table2.A1" office:value-type="string">
            <text:p text:style-name="P64">-</text:p>
          </table:table-cell>
          <table:table-cell table:style-name="Table2.A1" office:value-type="string">
            <text:p text:style-name="P101">Pubblicato in formato digitale su</text:p>
            <text:p text:style-name="P80">classroom</text:p>
          </table:table-cell>
          <table:table-cell table:style-name="Table2.A1" office:value-type="string">
            <text:p text:style-name="P195"><text:span text:style-name="T102">3^A-</text:span><text:span text:style-name="T105">B-C</text:span></text:p>
            <text:p text:style-name="P195"><text:span text:style-name="T97">4</text:span>^<text:span text:style-name="T118">A-</text:span>B-C</text:p>
            <text:p text:style-name="P70">5^<text:span text:style-name="T145">B-</text:span>C</text:p>
          </table:table-cell>
          <table:table-cell table:style-name="Table2.F1" office:value-type="string">
            <text:p text:style-name="P63">-</text:p>
          </table:table-cell>
        </table:table-row>
      </table:table>
      <text:p text:style-name="P99"/>
      <text:p text:style-name="P72"/>
      <text:p text:style-name="P72"/>
      <text:p text:style-name="P72"/>
      <text:p text:style-name="P92"><text:span text:style-name="T99">1. </text:span><text:span text:style-name="T100">QUADRO DEGLI OBIETTIVI DI COMPETENZA DI CITTADINANZA</text:span><text:lin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0">Competenze di cittadinanza</text:p>
            <text:p text:style-name="Standard"><text:span text:style-name="T87">allegate al regolamento emanato con </text:span><text:a xlink:type="simple" xlink:href="http://dirisp.interfree.it/norme/decreto%20139%2022-8-07.htm#i" text:style-name="Internet_20_link" text:visited-style-name="Visited_20_Internet_20_Link"><text:span text:style-name="Internet_20_link"><text:span text:style-name="T87">decreto del Ministro della pubblica istruzione n. 139 del 22 agosto 2007</text:span></text:span></text:a></text:p>
          </table:table-cell>
        </table:table-row>
        <table:table-row table:style-name="Table4.1">
          <table:table-cell table:style-name="Table4.A1" office:value-type="string">
            <text:p text:style-name="P93"><text:span text:style-name="T3">|</text:span><text:span text:style-name="T6">☑</text:span><text:span text:style-name="T3">| </text:span><text:span text:style-name="T2">Imparare ad imparare</text:span><text:span text:style-name="T48">:</text:span></text:p>
            <text:p text:style-name="P99">organizzare il proprio apprendimento, individuando, scegliendo ed utilizzando varie fonti e varie modalità di informazione e di formazione (formale, non formale ed informale), anche in funzione dei tempi disponibili, delle proprie strategie e del proprio metodo di studio e di lavoro.</text:p>
          </table:table-cell>
        </table:table-row>
        <table:table-row table:style-name="Table4.1">
          <table:table-cell table:style-name="Table4.A1" office:value-type="string">
            <text:p text:style-name="P94"><text:span text:style-name="T3">|</text:span><text:span text:style-name="T6">☑</text:span><text:span text:style-name="T3">| </text:span><text:span text:style-name="T2">Progettare</text:span><text:span text:style-name="T48">:</text:span></text:p>
            <text:p text:style-name="P102">elaborare e realizzare progetti riguardanti lo sviluppo delle proprie attività di studio e di lavoro, utilizzando le conoscenze apprese per stabilire obiettivi significativi e realistici e le relative priorità, valutando i vincoli e le possibilità esistenti, definendo  strategie di azione e verificando i risultati raggiunti.</text:p>
          </table:table-cell>
        </table:table-row>
        <table:table-row table:style-name="Table4.1">
          <table:table-cell table:style-name="Table4.A1" office:value-type="string">
            <text:p text:style-name="P95"><text:span text:style-name="T3">|</text:span><text:span text:style-name="T6">☑</text:span><text:span text:style-name="T3">| </text:span><text:span text:style-name="T2">Comunicare:</text:span></text:p>
            <text:p text:style-name="P96"><text:span text:style-name="T48">- </text:span><text:span text:style-name="T9">comprendere</text:span><text:span text:style-name="T48"> messaggi di genere diverso (quotidiano, letterario, tecnico, scientifico) e di complessità diversa, trasmessi utilizzando linguaggi diversi (verbale, matematico, scientifico, simbolico, ecc.) mediante diversi supporti (cartacei, informatici e multimediali)</text:span></text:p>
            <text:p text:style-name="P96"><text:span text:style-name="T48">- </text:span><text:span text:style-name="T9">rappresentare</text:span><text:span text:style-name="T48"> eventi, fenomeni, principi, concetti, norme, procedure, atteggiamenti, stati d’animo, emozioni, ecc. utilizzando linguaggi diversi (verbale, matematico, scientifico, simbolico, ecc.) e diverse conoscenze disciplinari, mediante diversi supporti (cartacei, informatici e multimediali)</text:span></text:p>
          </table:table-cell>
        </table:table-row>
        <table:table-row table:style-name="Table4.1">
          <table:table-cell table:style-name="Table4.A1" office:value-type="string">
            <text:p text:style-name="P97"><text:span text:style-name="T3">|</text:span><text:span text:style-name="T6">☑</text:span><text:span text:style-name="T3">| </text:span><text:span text:style-name="T2">Collaborare e partecipare:</text:span></text:p>
            <text:p text:style-name="P103">interagire in gruppo, comprendendo i diversi punti di vista, valorizzando le proprie e le altrui capacità, gestendo la conflittualità, contribuendo all’apprendimento comune ed alla realizzazione delle attività collettive, nel riconoscimento dei diritti fondamentali degli altri.</text:p>
          </table:table-cell>
        </table:table-row>
        <table:table-row table:style-name="Table4.1">
          <table:table-cell table:style-name="Table4.A1" office:value-type="string">
            <text:p text:style-name="P97"><text:span text:style-name="T3">|</text:span><text:span text:style-name="T6">☑</text:span><text:span text:style-name="T3">| </text:span><text:span text:style-name="T2">Agire in modo autonomo e responsabile:</text:span></text:p>
            <text:p text:style-name="P103">sapersi inserire in modo attivo e consapevole nella vita sociale e far valere al suo interno i propri diritti e bisogni riconoscendo al contempo quelli altrui, le opportunità comuni, i limiti, le regole, le responsabilità.</text:p>
          </table:table-cell>
        </table:table-row>
        <table:table-row table:style-name="Table4.1">
          <table:table-cell table:style-name="Table4.A1" office:value-type="string">
            <text:p text:style-name="P97"><text:span text:style-name="T3">|</text:span><text:span text:style-name="T6">☑</text:span><text:span text:style-name="T3">| </text:span><text:span text:style-name="T2">Risolvere problemi:</text:span></text:p>
            <text:p text:style-name="P99">affrontare situazioni problematiche costruendo e verificando ipotesi, individuando le fonti e le risorse adeguate, raccogliendo e valutando i dati, proponendo soluzioni utilizzando, secondo il tipo di problema, contenuti e metodi delle diverse discipline.</text:p>
          </table:table-cell>
        </table:table-row>
        <table:table-row table:style-name="Table4.1">
          <table:table-cell table:style-name="Table4.A1" office:value-type="string">
            <text:p text:style-name="P98"><text:span text:style-name="T3">|</text:span><text:span text:style-name="T6">☑</text:span><text:span text:style-name="T3">| </text:span><text:span text:style-name="T2">Individuare collegamenti e relazioni:</text:span></text:p>
            <text:p text:style-name="P103">individuare e rappresentare, elaborando argomentazioni coerenti, collegamenti e relazioni tra fenomeni, eventi e concetti diversi, anche appartenenti a diversi ambiti disciplinari, e lontani nello spazio e nel tempo, cogliendone la natura sistemica, individuando analogie e differenze, coerenze ed incoerenze, cause ed effetti e la loro natura probabilistica.</text:p>
          </table:table-cell>
        </table:table-row>
        <table:table-row table:style-name="Table4.1">
          <table:table-cell table:style-name="Table4.A1" office:value-type="string">
            <text:p text:style-name="P95"><text:span text:style-name="T3">|</text:span><text:span text:style-name="T6">☑</text:span><text:span text:style-name="T3">| </text:span><text:span text:style-name="T49">A</text:span><text:span text:style-name="T2">cquisire ed interpretare l’informazione:</text:span></text:p>
            <text:p text:style-name="P104">acquisire ed interpretare criticamente l'informazione ricevuta nei diversi ambiti ed attraverso diversi strumenti comunicativi, valutandone l’attendibilità e l’utilità, distinguendo fatti e opinioni.</text:p>
          </table:table-cell>
        </table:table-row>
      </table:table>
      <text:p text:style-name="P72"/>
      <text:p text:style-name="P72"/>
      <text:p text:style-name="P91"><text:soft-page-break/>2. <text:span text:style-name="T116">QUADRO DEGLI OBIETTIVI DI COMPETENZA</text:span></text:p>
      <text:p text:style-name="P73"/>
      <text:p text:style-name="P149">Comprendere, a grandi linee, come si sia evoluto il rapporto fra l’uomo, gli animali e l’ambiente dalla preistoria ad oggi.</text:p>
      <text:p text:style-name="P79"/>
      <text:p text:style-name="P105"><text:span text:style-name="T108"></text:span><text:span text:style-name="T106"> </text:span><text:span text:style-name="T107">ASSE CULTURALE DEI LINGUAGGI<text:tab/><text:tab/></text:span></text:p>
      <text:p text:style-name="P105"><text:span text:style-name="T108"></text:span><text:span text:style-name="T106"> </text:span><text:span text:style-name="T107">ASSE CULTURALE MATEMATICO</text:span></text:p>
      <text:p text:style-name="P106"><text:span text:style-name="T109">☑</text:span><text:span text:style-name="T106"> </text:span><text:span text:style-name="T107">ASSE CULTURALE SCIENTIFICO TECNOLOGICO<text:tab/></text:span></text:p>
      <text:p text:style-name="P105"><text:span text:style-name="T108"></text:span><text:span text:style-name="T106"> </text:span><text:span text:style-name="T107">ASSE CULTURALE STORICO-SOCIALE</text:span></text:p>
      <text:p text:style-name="P105"><text:span text:style-name="T108"></text:span><text:span text:style-name="T106"> </text:span><text:span text:style-name="T107">ASSE CULTURALE ALTRI <text:s/>LINGUAGGI</text:span></text:p>
      <text:p text:style-name="P74"/>
      <text:p text:style-name="P74"/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COMPETENZE DISCIPLINARI</text:p>
          </table:table-cell>
          <table:table-cell table:style-name="Table7.B1" office:value-type="string">
            <text:p text:style-name="P32"/>
            <text:p text:style-name="P24"><text:span text:style-name="T48">1. </text:span><text:span text:style-name="T14">Applicare il metodo comparativo per classificare gli animali</text:span></text:p>
            <text:p text:style-name="P25"/>
            <text:p text:style-name="P26"><text:span text:style-name="T15">2. </text:span><text:span text:style-name="T42">U</text:span><text:span text:style-name="T43">tilizzare le reti e gli strumenti informatici nelle attività di studio, ricerca e approfondimento disciplinare</text:span></text:p>
            <text:p text:style-name="P114"/>
          </table:table-cell>
        </table:table-row>
      </table:table>
      <text:p text:style-name="P75"/>
      <text:p text:style-name="P21"/>
      <text:section text:style-name="Sect1" text:name="Section1">
        <text:p text:style-name="P172"><text:span text:style-name="T10">ARTICOLAZIONE DELLE COMPETENZE IN ABILIT</text:span><text:span text:style-name="T11">À</text:span><text:span text:style-name="T10"> E CONOSCENZE (TRATTE DALLE LINEE GUIDA) AL TERMINE DELLA CLASSE </text:span><text:span text:style-name="T12">3</text:span><text:span text:style-name="T11">^</text:span><text:span text:style-name="T13">A</text:span></text:p>
        <text:p text:style-name="P54"/>
        <text:p text:style-name="P5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16"/>
              <text:p text:style-name="P116">COMPETENZA N° <text:span text:style-name="T104">1</text:span></text:p>
              <text:p text:style-name="P116"/>
              <text:p text:style-name="P125">Applicare il metodo comparativo per classificare gli animali</text:p>
              <text:p text:style-name="P27"/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P116">CONOSCENZE</text:p>
            </table:table-cell>
            <table:table-cell table:style-name="Table3.A1" office:value-type="string">
              <text:p text:style-name="P116">ABILITÀ</text:p>
            </table:table-cell>
          </table:table-row>
          <table:table-row table:style-name="Table3.3">
            <table:table-cell table:style-name="Table3.A2" office:value-type="string">
              <text:p text:style-name="P118"/>
              <text:p text:style-name="P129">Come si forma un fossile</text:p>
              <text:p text:style-name="P120"/>
              <text:p text:style-name="P121">Dibattito fra creazionismo ed evoluzionismo</text:p>
              <text:p text:style-name="P120"/>
              <text:p text:style-name="P122">Specie e razze</text:p>
              <text:p text:style-name="P120"/>
              <text:p text:style-name="P122">L’evoluzione biologica</text:p>
              <text:p text:style-name="P122"/>
              <text:p text:style-name="P123">La classificazione degli organismi</text:p>
              <text:p text:style-name="P123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41"><text:span text:style-name="T45"/></text:p>
              <text:p text:style-name="P141"><text:span text:style-name="T45"/></text:p>
              <text:p text:style-name="P141"><text:span text:style-name="T45"/></text:p>
              <text:p text:style-name="P141"><text:span text:style-name="T45">G</text:span><text:span text:style-name="T44">li assi e i piani del corpo</text:span></text:p>
              <text:p text:style-name="P16"/>
              <text:p text:style-name="P123"><text:span text:style-name="T127">I</text:span><text:span text:style-name="T46">l </text:span><text:span text:style-name="T47">Bauplan</text:span><text:span text:style-name="T46"> dei Vertebrati</text:span></text:p>
              <text:p text:style-name="P122"/>
            </table:table-cell>
            <table:table-cell table:style-name="Table3.A1" office:value-type="string">
              <text:p text:style-name="P119"/>
              <text:p text:style-name="P128">Riconoscere un fossile</text:p>
              <text:p text:style-name="P128"/>
              <text:p text:style-name="P130">Stabilire se una teoria è scientifica oppure no</text:p>
              <text:p text:style-name="P130"/>
              <text:p text:style-name="P131">Applicare il concetto biologico di specie</text:p>
              <text:p text:style-name="P131"/>
              <text:p text:style-name="P132">Comprendere che cosa sia una razza</text:p>
              <text:p text:style-name="P131"/>
              <text:p text:style-name="P131"><text:span text:style-name="T53">Capire </text:span>come funziona l’evoluzione <text:span text:style-name="T53">attraverso l’osservazione di differenze fra gli individui</text:span></text:p>
              <text:p text:style-name="P131"/>
              <text:p text:style-name="P133">Capire come le differenze morfologiche fra taxa rappresentino il fondamento del sistema di classificazione, attraverso l’osservazione e la descrizione di reperti osteologici in laboratorio </text:p>
              <text:p text:style-name="P133"/>
              <text:p text:style-name="P193"><text:span text:style-name="T46">Rappresentare graficamente le relazioni di parentela fra organismi con un albero filogenetico</text:span></text:p>
              <text:p text:style-name="P133"/>
              <text:p text:style-name="P19"><text:span text:style-name="T104">A</text:span>pplicare il concetto di simmetria al corpo di un animale</text:p>
              <text:p text:style-name="P19"/>
              <text:p text:style-name="P13"><text:span text:style-name="T104">I</text:span>ndicare la posizione reciproca di due parti del corpo usando come riferimento uno o più assi</text:p>
              <text:p text:style-name="P133"/>
            </table:table-cell>
          </table:table-row>
        </table:table>
        <text:p text:style-name="P140"/>
        <text:p text:style-name="P153"/>
        <text:p text:style-name="P15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table:number-columns-spanned="2" office:value-type="string">
              <text:p text:style-name="P115"/>
              <text:p text:style-name="P115">COMPETENZA N<text:span text:style-name="T52">° </text:span><text:span text:style-name="T110">2</text:span></text:p>
              <text:p text:style-name="P115"/>
              <text:p text:style-name="P126"><text:span text:style-name="T42">U</text:span><text:span text:style-name="T41">tilizzare le reti e gli strumenti informatici nelle attività di studio,</text:span></text:p>
              <text:p text:style-name="P18">ricerca e approfondimento disciplinare</text:p>
              <text:p text:style-name="P127"/>
            </table:table-cell>
            <table:covered-table-cell/>
          </table:table-row>
          <table:table-row>
            <table:table-cell table:style-name="Tabella6.A2" office:value-type="string">
              <text:p text:style-name="P115">CONOSCENZE</text:p>
            </table:table-cell>
            <table:table-cell table:style-name="Tabella6.B2" office:value-type="string">
              <text:p text:style-name="P115">ABILITÀ</text:p>
            </table:table-cell>
          </table:table-row>
          <table:table-row>
            <table:table-cell table:style-name="Tabella6.A2" office:value-type="string">
              <text:p text:style-name="P117"/>
              <text:p text:style-name="P11">Fondamenti della genetica (vedi Biotecnologie)</text:p>
              <text:p text:style-name="P11"/>
              <text:p text:style-name="P10"/>
            </table:table-cell>
            <table:table-cell table:style-name="Tabella6.B2" office:value-type="string">
              <text:p text:style-name="P15"/>
              <text:p text:style-name="P22"><text:span text:style-name="T27">U</text:span><text:span text:style-name="T26">sare il terminale di Linux</text:span></text:p>
              <text:p text:style-name="P150"/>
              <text:p text:style-name="P150">Cercare e scaricare sequenze di DNA da GenBank</text:p>
              <text:p text:style-name="P150"/>
              <text:p text:style-name="P22"><text:span text:style-name="T26">Costruire un allineamento multisequenza con Clustalx (</text:span><text:a xlink:type="simple" xlink:href="http://www.clustal.org/" text:style-name="Internet_20_link" text:visited-style-name="Visited_20_Internet_20_Link"><text:span text:style-name="T31">http://www.clustal.org/</text:span></text:a><text:span text:style-name="T29">)</text:span></text:p>
              <text:p text:style-name="P150"/>
              <text:p text:style-name="P23"><text:span text:style-name="T26">Costruire un albero filogenetico </text:span><text:span text:style-name="T28">con </text:span><text:span text:style-name="T30">R</text:span><text:span text:style-name="T28"> (</text:span><text:a xlink:type="simple" xlink:href="https://www.r-project.org/" text:style-name="Internet_20_link" text:visited-style-name="Visited_20_Internet_20_Link"><text:span text:style-name="T32">https://www.r-project.org/</text:span></text:a><text:span text:style-name="T28">)</text:span></text:p>
              <text:p text:style-name="P151"/>
            </table:table-cell>
          </table:table-row>
        </table:table>
        <text:p text:style-name="P48"><text:soft-page-break/>INDICE DEI MODULI</text:p>
        <text:p text:style-name="P49"><text:span text:style-name="T112"><text:s/></text:span><text:span text:style-name="T48"><text:tab/><text:tab/><text:tab/><text:tab/><text:tab/><text:tab/></text:span></text:p>
        <text:p text:style-name="P57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P34">N° MODULI</text:p>
            </table:table-cell>
            <table:table-cell table:style-name="Tabella1.B1" office:value-type="string">
              <text:p text:style-name="P34">ARGOMENTO</text:p>
            </table:table-cell>
          </table:table-row>
          <table:table-row table:style-name="Tabella1.1">
            <table:table-cell table:style-name="Tabella1.A2" office:value-type="string">
              <text:p text:style-name="P34"/>
              <text:p text:style-name="P34">1.</text:p>
              <text:p text:style-name="P34"/>
            </table:table-cell>
            <table:table-cell table:style-name="Tabella1.B2" office:value-type="string">
              <text:p text:style-name="P164"/>
              <text:p text:style-name="P165">Zoologia</text:p>
            </table:table-cell>
          </table:table-row>
          <table:table-row table:style-name="Tabella1.1">
            <table:table-cell table:style-name="Tabella1.A3" office:value-type="string">
              <text:p text:style-name="P34"/>
              <text:p text:style-name="P36"><text:span text:style-name="T119">2</text:span>.</text:p>
              <text:p text:style-name="P34"/>
            </table:table-cell>
            <table:table-cell table:style-name="Tabella1.B3" office:value-type="string">
              <text:p text:style-name="P166"/>
              <text:p text:style-name="P167">Esercitazioni pratiche in laboratorio</text:p>
            </table:table-cell>
          </table:table-row>
        </table:table>
        <text:p text:style-name="P35"/>
        <text:p text:style-name="P35"/>
        <text:p text:style-name="P35"/>
        <text:p text:style-name="P39"><text:span text:style-name="T48">MODULO 1: </text:span><text:span text:style-name="T55">Zoologi</text:span><text:span text:style-name="T34">a</text:span><text:span text:style-name="T48"> </text:span></text:p>
        <text:p text:style-name="P35"><text:span text:style-name="T23">(competenz</text:span><text:span text:style-name="T24">a</text:span><text:span text:style-name="T23"> N° 1)</text:span></text:p>
        <text:p text:style-name="P37"/>
        <text:p text:style-name="P42"><text:span text:style-name="T122">Ud 1 : </text:span><text:span text:style-name="T123">L’allevamento degli animali e la distruzione della Foresta Amazzonica </text:span><text:span text:style-name="T124">(E. C. 2)</text:span><text:span text:style-name="T124"><text:note text:id="ftn1" text:note-class="footnote"><text:note-citation>1</text:note-citation><text:note-body><text:p text:style-name="P146">2. lo SVILUPPO SOSTENIBILE, educazione ambientale, conoscenza/tutela del patrimonio e del territorio - E. C. 2 <text:span text:style-name="T94">(Educazione Civica obiettivo N° 2, come da verbale della riunione di Dipartimento dell’Area Tecnologica di indirizzo del 3 novembre 2021)</text:span></text:p></text:note-body></text:note></text:span><text:span text:style-name="T25"> </text:span></text:p>
        <text:p text:style-name="P159"><text:span text:style-name="T125">Ud 2: </text:span>Che cos'è un animale? Comparsa della vita sulla Terra e condizioni ecologiche che l'hanno resa possibile, con particolare riferimento alla composizione dell'atmosfera primordiale.</text:p>
        <text:p text:style-name="P33"><text:span text:style-name="T33">COMPITO</text:span><text:span text:style-name="T19">:</text:span><text:span text:style-name="T20"> Lettura articolo “Le multinazionali dietro gli incendi in Amazzonia” https://comedonchisciotte.org/le-multinazionali-dietro-gli-incendi-in-amazzonia/</text:span></text:p>
        <text:p text:style-name="P159"><text:span text:style-name="T125">Ud 3: </text:span>Aspetti energetici della fotosintesi: la metafora della cascata.</text:p>
        <text:p text:style-name="P159"><text:span text:style-name="T125">Ud 4: </text:span>Come gli archeobatteri ossidavano i composti organici per ottenere energia: la reazione di formazione del metano.</text:p>
        <text:p text:style-name="P159"><text:span text:style-name="T125">Ud 5: </text:span>Comparsa dei cianobatteri e inquinamento dell'atmosfera primordiale; evoluzione degli archeobatteri e produzione dell'endospora; variazione della pressione parziale dell'ossigeno e sua stabilizzazione per 1 Ga grazie alla reazione di ossidazione dei minerali ferrosi.</text:p>
        <text:p text:style-name="P159"><text:span text:style-name="T126">Ud 6. </text:span>Evoluzione della simbiosi mutualistica Ruminanti - batteri anaerobi.</text:p>
        <text:p text:style-name="P159"><text:span text:style-name="T126">Ud 7. </text:span>Solubilità dell'ossigeno in acqua e allevamento della trota; la fauna di Ediacara.</text:p>
        <text:p text:style-name="P159"><text:span text:style-name="T126">Ud 8. </text:span>Piano corporeo di un tetrapode, classificazione degli animali: i Cefalocordati.</text:p>
        <text:p text:style-name="P33"><text:span text:style-name="T22">Ud 9. </text:span><text:span text:style-name="T21">P</text:span><text:span text:style-name="T20">roprietà meccaniche della corda dorsale.</text:span></text:p>
        <text:p text:style-name="P33"><text:span text:style-name="T22">Ud 10. </text:span><text:span text:style-name="T20">Simmetria </text:span><text:span text:style-name="T21">e polarità</text:span><text:span text:style-name="T20"> corporea </text:span><text:span text:style-name="T21">(</text:span><text:span text:style-name="T20">sferica, radiale e bilaterale</text:span><text:span text:style-name="T21">);</text:span><text:span text:style-name="T20"> assi e piani del corpo.</text:span></text:p>
        <text:p text:style-name="P159"><text:span text:style-name="T126">Ud 11. </text:span>Metodo di costruzione del piano sagittale mediano; stabilità morfologica nonostante l'evoluzione.</text:p>
        <text:p text:style-name="P159"><text:span text:style-name="T126">Ud 12. </text:span>Linneo e la nomenclatura binomia.</text:p>
        <text:p text:style-name="P159"><text:span text:style-name="T126">Ud 13. </text:span>La classificazione biologica, i Bilateria.</text:p>
        <text:p text:style-name="P159"><text:span text:style-name="T126">Ud 14. </text:span>Il concetto di categoria tassonomica.</text:p>
        <text:p text:style-name="P160"><text:span text:style-name="T126">Ud 15. </text:span>Esempio di piano corporeo: i Tetrapodi.</text:p>
        <text:p text:style-name="P160"><text:span text:style-name="T126">Ud 16. </text:span>Il Devoniano.</text:p>
        <text:p text:style-name="P160"><text:span text:style-name="T126">Ud 17. </text:span>Deuterostomi e Cordati.</text:p>
        <text:p text:style-name="P160"><text:span text:style-name="T126">Ud 18. </text:span>Vertebrati: ciclostomi, <text:span text:style-name="T120">myxini, lamprede, pesci cartilaginei, pesci ossei, pesci a pinne lobate, dipnoi.</text:span></text:p>
        <text:p text:style-name="P161"><text:span text:style-name="T125">Ud </text:span><text:span text:style-name="T126">19. </text:span>I Labirintodonti: struttura dello smalto e della dentina.</text:p>
        <text:p text:style-name="P162"><text:span text:style-name="T125">Ud </text:span><text:span text:style-name="T126">20. </text:span><text:span text:style-name="T121">E</text:span>voluzione del cinto toracico.</text:p>
        <text:p text:style-name="P163"><text:span text:style-name="T125">Ud </text:span><text:span text:style-name="T126">21. </text:span>Il Carbonifero.</text:p>
        <text:p text:style-name="P163"><text:span text:style-name="T125">Ud </text:span><text:span text:style-name="T126">22. </text:span>Anamni e amnioti.</text:p>
        <text:p text:style-name="P163"><text:span text:style-name="T125">Ud </text:span><text:span text:style-name="T126">23. </text:span>Sauropsidi: i Diapsidi.</text:p>
        <text:p text:style-name="P163"><text:span text:style-name="T125">Ud </text:span><text:span text:style-name="T126">24. </text:span>Sinapsidi: Pelicosauri e Terapsidi.</text:p>
        <text:p text:style-name="P163"><text:span text:style-name="T125">Ud </text:span><text:span text:style-name="T126">25. </text:span><text:span text:style-name="T134">Il Permiano.</text:span></text:p>
        <text:p text:style-name="P155"/>
        <text:p text:style-name="P155"/>
        <text:p text:style-name="P155"/>
        <text:p text:style-name="P174"/>
        <text:p text:style-name="P174"/>
        <text:p text:style-name="P174"/>
        <text:p text:style-name="P168"><text:soft-page-break/><text:span text:style-name="T128">MODULO </text:span><text:span text:style-name="T129">2</text:span><text:span text:style-name="T130">: </text:span><text:span text:style-name="T50">Esercitazioni pratiche in laboratorio</text:span><text:span text:style-name="T131"> </text:span><text:span text:style-name="T132">(competenz</text:span><text:span text:style-name="T133">e</text:span><text:span text:style-name="T132"> N° </text:span><text:span text:style-name="T133">1-2</text:span><text:span text:style-name="T132">)</text:span></text:p>
        <text:p text:style-name="P152"/>
        <text:p text:style-name="P152"/>
        <text:p text:style-name="P85"><text:span text:style-name="Absatz-Standardschriftart"><text:span text:style-name="T136">ESERCITAZIONE</text:span></text:span><text:span text:style-name="Absatz-Standardschriftart"><text:span text:style-name="T137"> N° </text:span></text:span><text:span text:style-name="Absatz-Standardschriftart"><text:span text:style-name="T138">1</text:span></text:span><text:span text:style-name="Absatz-Standardschriftart"><text:span text:style-name="T137">: </text:span></text:span><text:span text:style-name="Absatz-Standardschriftart"><text:span text:style-name="T139">LABORATORIO DI </text:span></text:span><text:span text:style-name="Absatz-Standardschriftart"><text:span text:style-name="T140">ANATOMIA</text:span></text:span></text:p>
        <text:p text:style-name="P85"><text:span text:style-name="Absatz-Standardschriftart"><text:span text:style-name="T88"/></text:span></text:p>
        <text:p text:style-name="P111"><text:span text:style-name="Absatz-Standardschriftart"><text:span text:style-name="T91"/></text:span></text:p>
        <text:p text:style-name="P111"><text:span text:style-name="Absatz-Standardschriftart"><text:span text:style-name="T91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2"><text:span text:style-name="Absatz-Standardschriftart"><text:span text:style-name="T63">PREREQUISITI</text:span></text:span><text:span text:style-name="Absatz-Standardschriftart"><text:span text:style-name="T74"> </text:span></text:span><text:span text:style-name="Absatz-Standardschriftart"><text:span text:style-name="T75">/</text:span></text:span><text:span text:style-name="Absatz-Standardschriftart"><text:span text:style-name="T77"> </text:span></text:span><text:span text:style-name="Absatz-Standardschriftart"><text:span text:style-name="T63">CONNESSIONI</text:span></text:span><text:span text:style-name="Absatz-Standardschriftart"><text:span text:style-name="T74"> </text:span></text:span><text:span text:style-name="Absatz-Standardschriftart"><text:span text:style-name="T63">CON</text:span></text:span><text:span text:style-name="Absatz-Standardschriftart"><text:span text:style-name="T78"> </text:span></text:span><text:span text:style-name="Absatz-Standardschriftart"><text:span text:style-name="T63">MODULI</text:span></text:span><text:span text:style-name="Absatz-Standardschriftart"><text:span text:style-name="T80"> </text:span></text:span><text:span text:style-name="Absatz-Standardschriftart"><text:span text:style-name="T75">E/O</text:span></text:span><text:span text:style-name="Absatz-Standardschriftart"><text:span text:style-name="T80"> </text:span></text:span><text:span text:style-name="Absatz-Standardschriftart"><text:span text:style-name="T63">UNITÀ</text:span></text:span><text:span text:style-name="Absatz-Standardschriftart"><text:span text:style-name="T81"> </text:span></text:span><text:span text:style-name="Absatz-Standardschriftart"><text:span text:style-name="T82">DIDATTICHE</text:span></text:span><text:span text:style-name="Absatz-Standardschriftart"><text:span text:style-name="T83"> </text:span></text:span><text:span text:style-name="Absatz-Standardschriftart"><text:span text:style-name="T63">PRECEDENTI</text:span></text:span></text:p>
            </table:table-cell>
            <table:table-cell table:style-name="Table5.A1" office:value-type="string">
              <text:p text:style-name="P84"/>
              <text:p text:style-name="P3"><text:span text:style-name="Absatz-Standardschriftart"><text:span text:style-name="T63">OBIETTIVI</text:span></text:span><text:span text:style-name="Absatz-Standardschriftart"><text:span text:style-name="T84"> </text:span></text:span><text:span text:style-name="Absatz-Standardschriftart"><text:span text:style-name="T63">MINIMI</text:span></text:span></text:p>
            </table:table-cell>
            <table:table-cell table:style-name="Table5.A1" office:value-type="string">
              <text:p text:style-name="P4"><text:span text:style-name="Absatz-Standardschriftart"><text:span text:style-name="T64">MODALITÀ</text:span></text:span><text:span text:style-name="Absatz-Standardschriftart"><text:span text:style-name="T84"> </text:span></text:span><text:span text:style-name="Absatz-Standardschriftart"><text:span text:style-name="T63">DI</text:span></text:span><text:span text:style-name="Absatz-Standardschriftart"><text:span text:style-name="T85"> </text:span></text:span><text:span text:style-name="Absatz-Standardschriftart"><text:span text:style-name="T63">VERIFICA </text:span></text:span><text:span text:style-name="Absatz-Standardschriftart"><text:span text:style-name="T65">E DI RECUPERO</text:span></text:span></text:p>
            </table:table-cell>
            <table:table-cell table:style-name="Table5.D1" office:value-type="string">
              <text:p text:style-name="P5"><text:span text:style-name="Absatz-Standardschriftart"><text:span text:style-name="T63">ABILITÀ</text:span></text:span><text:span text:style-name="Absatz-Standardschriftart"><text:span text:style-name="T86"> </text:span></text:span><text:span text:style-name="Absatz-Standardschriftart"><text:span text:style-name="T75">E</text:span></text:span><text:span text:style-name="Absatz-Standardschriftart"><text:span text:style-name="T74"> </text:span></text:span><text:span text:style-name="Absatz-Standardschriftart"><text:span text:style-name="T63">COMPETENZE</text:span></text:span><text:span text:style-name="Absatz-Standardschriftart"><text:span text:style-name="T79"> </text:span></text:span><text:span text:style-name="Absatz-Standardschriftart"><text:span text:style-name="T63">FINALI</text:span></text:span></text:p>
            </table:table-cell>
          </table:table-row>
          <table:table-row>
            <table:table-cell table:style-name="Table5.A2" office:value-type="string">
              <text:p text:style-name="P170"><text:span text:style-name="Absatz-Standardschriftart"><text:span text:style-name="T76">Nessuno</text:span></text:span></text:p>
            </table:table-cell>
            <table:table-cell table:style-name="Table5.B2" office:value-type="string">
              <text:p text:style-name="P169"><text:span text:style-name="Absatz-Standardschriftart"><text:span text:style-name="T66">Riconoscimento de</text:span></text:span><text:span text:style-name="Absatz-Standardschriftart"><text:span text:style-name="T67">lle </text:span></text:span><text:span text:style-name="Absatz-Standardschriftart"><text:span text:style-name="T68">ossa principali</text:span></text:span><text:span text:style-name="Absatz-Standardschriftart"><text:span text:style-name="T67"> dei </text:span></text:span><text:span text:style-name="Absatz-Standardschriftart"><text:span text:style-name="T68">vertebrati</text:span></text:span></text:p>
              <text:p text:style-name="P169"><text:span text:style-name="Absatz-Standardschriftart"><text:span text:style-name="T68"/></text:span></text:p>
              <text:p text:style-name="P169"><text:span text:style-name="Absatz-Standardschriftart"><text:span text:style-name="T69">Studio dei muscoli del collo e della spalla</text:span></text:span></text:p>
            </table:table-cell>
            <table:table-cell table:style-name="Table5.C2" office:value-type="string">
              <text:p text:style-name="P171"><text:span text:style-name="Absatz-Standardschriftart"><text:span text:style-name="T68">Orale</text:span></text:span></text:p>
              <text:p text:style-name="P171"><text:span text:style-name="Absatz-Standardschriftart"><text:span text:style-name="T68"/></text:span></text:p>
              <text:p text:style-name="P171"><text:span text:style-name="Absatz-Standardschriftart"><text:span text:style-name="T68"/></text:span></text:p>
              <text:p text:style-name="P171"><text:span text:style-name="Absatz-Standardschriftart"><text:span text:style-name="T69">Disegno</text:span></text:span></text:p>
            </table:table-cell>
            <table:table-cell table:style-name="Table5.D2" office:value-type="string">
              <text:p text:style-name="P169"><text:span text:style-name="Absatz-Standardschriftart"><text:span text:style-name="T66">Riconoscimento de</text:span></text:span><text:span text:style-name="Absatz-Standardschriftart"><text:span text:style-name="T67">lle </text:span></text:span><text:span text:style-name="Absatz-Standardschriftart"><text:span text:style-name="T68">ossa principali</text:span></text:span><text:span text:style-name="Absatz-Standardschriftart"><text:span text:style-name="T67"> dei </text:span></text:span><text:span text:style-name="Absatz-Standardschriftart"><text:span text:style-name="T68">vertebrati </text:span></text:span><text:span text:style-name="Absatz-Standardschriftart"><text:span text:style-name="T69">e dei muscoli del collo e della spalla</text:span></text:span></text:p>
            </table:table-cell>
          </table:table-row>
        </table:table>
        <text:p text:style-name="P112"><text:span text:style-name="Absatz-Standardschriftart"><text:span text:style-name="T36"/></text:span></text:p>
        <text:p text:style-name="P112"><text:span text:style-name="Absatz-Standardschriftart"><text:span text:style-name="T36"/></text:span></text:p>
        <text:p text:style-name="P112"><text:span text:style-name="Absatz-Standardschriftart"><text:span text:style-name="T36"/></text:span></text:p>
        <text:p text:style-name="P113"><text:span text:style-name="Absatz-Standardschriftart"><text:span text:style-name="T35"/></text:span></text:p>
        <text:p text:style-name="P113"><text:span text:style-name="Absatz-Standardschriftart"><text:span text:style-name="T35"/></text:span></text:p>
        <text:p text:style-name="P85"><text:span text:style-name="Absatz-Standardschriftart"><text:span text:style-name="T92"/></text:span></text:p>
        <text:p text:style-name="P85"><text:span text:style-name="Absatz-Standardschriftart"><text:span text:style-name="T92"/></text:span></text:p>
        <text:p text:style-name="P182"><text:span text:style-name="Absatz-Standardschriftart"><text:span text:style-name="T136">ESERCITAZIONE</text:span></text:span><text:span text:style-name="Absatz-Standardschriftart"><text:span text:style-name="T137"> N° </text:span></text:span><text:span text:style-name="Absatz-Standardschriftart"><text:span text:style-name="T138">2</text:span></text:span><text:span text:style-name="Absatz-Standardschriftart"><text:span text:style-name="T137">: </text:span></text:span></text:p>
        <text:p text:style-name="P182"><text:span text:style-name="Absatz-Standardschriftart"><text:span text:style-name="T141">COSTRUZIONE DI UN </text:span></text:span><text:span text:style-name="Absatz-Standardschriftart"><text:span text:style-name="T144">ALLINEAMENTO MULTISEQUENZA CON ClustalX</text:span></text:span></text:p>
        <text:p text:style-name="P182"><text:span text:style-name="Absatz-Standardschriftart"><text:span text:style-name="T144">E DI UN</text:span></text:span><text:span text:style-name="Absatz-Standardschriftart"><text:span text:style-name="T141"> ALBERO FILOGENETICO </text:span></text:span><text:span text:style-name="Absatz-Standardschriftart"><text:span text:style-name="T144">CON</text:span></text:span><text:span text:style-name="Absatz-Standardschriftart"><text:span text:style-name="T143"> R</text:span></text:span></text:p>
        <text:p text:style-name="P85"><text:span text:style-name="Absatz-Standardschriftart"><text:span text:style-name="T89"/></text:span></text:p>
        <text:p text:style-name="P111"><text:span text:style-name="Absatz-Standardschriftart"><text:span text:style-name="T91"/></text:span></text:p>
        <text:p text:style-name="P111"><text:span text:style-name="Absatz-Standardschriftart"><text:span text:style-name="T91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>
            <table:table-cell table:style-name="Table6.A1" office:value-type="string">
              <text:p text:style-name="P2"><text:span text:style-name="Absatz-Standardschriftart"><text:span text:style-name="T63">PREREQUISITI</text:span></text:span><text:span text:style-name="Absatz-Standardschriftart"><text:span text:style-name="T74"> </text:span></text:span><text:span text:style-name="Absatz-Standardschriftart"><text:span text:style-name="T75">/</text:span></text:span><text:span text:style-name="Absatz-Standardschriftart"><text:span text:style-name="T77"> </text:span></text:span><text:span text:style-name="Absatz-Standardschriftart"><text:span text:style-name="T63">CONNESSIONI</text:span></text:span><text:span text:style-name="Absatz-Standardschriftart"><text:span text:style-name="T74"> </text:span></text:span><text:span text:style-name="Absatz-Standardschriftart"><text:span text:style-name="T63">CON</text:span></text:span><text:span text:style-name="Absatz-Standardschriftart"><text:span text:style-name="T78"> </text:span></text:span><text:span text:style-name="Absatz-Standardschriftart"><text:span text:style-name="T63">MODULI</text:span></text:span><text:span text:style-name="Absatz-Standardschriftart"><text:span text:style-name="T80"> </text:span></text:span><text:span text:style-name="Absatz-Standardschriftart"><text:span text:style-name="T75">E/O</text:span></text:span><text:span text:style-name="Absatz-Standardschriftart"><text:span text:style-name="T80"> </text:span></text:span><text:span text:style-name="Absatz-Standardschriftart"><text:span text:style-name="T63">UNITÀ</text:span></text:span><text:span text:style-name="Absatz-Standardschriftart"><text:span text:style-name="T81"> </text:span></text:span><text:span text:style-name="Absatz-Standardschriftart"><text:span text:style-name="T82">DIDATTICHE</text:span></text:span><text:span text:style-name="Absatz-Standardschriftart"><text:span text:style-name="T83"> </text:span></text:span><text:span text:style-name="Absatz-Standardschriftart"><text:span text:style-name="T63">PRECEDENTI</text:span></text:span></text:p>
            </table:table-cell>
            <table:table-cell table:style-name="Table6.A1" office:value-type="string">
              <text:p text:style-name="P84"/>
              <text:p text:style-name="P3"><text:span text:style-name="Absatz-Standardschriftart"><text:span text:style-name="T63">OBIETTIVI</text:span></text:span><text:span text:style-name="Absatz-Standardschriftart"><text:span text:style-name="T84"> </text:span></text:span><text:span text:style-name="Absatz-Standardschriftart"><text:span text:style-name="T63">MINIMI</text:span></text:span></text:p>
            </table:table-cell>
            <table:table-cell table:style-name="Table6.A1" office:value-type="string">
              <text:p text:style-name="P4"><text:span text:style-name="Absatz-Standardschriftart"><text:span text:style-name="T64">MODALITÀ</text:span></text:span><text:span text:style-name="Absatz-Standardschriftart"><text:span text:style-name="T84"> </text:span></text:span><text:span text:style-name="Absatz-Standardschriftart"><text:span text:style-name="T63">DI</text:span></text:span><text:span text:style-name="Absatz-Standardschriftart"><text:span text:style-name="T85"> </text:span></text:span><text:span text:style-name="Absatz-Standardschriftart"><text:span text:style-name="T63">VERIFICA </text:span></text:span><text:span text:style-name="Absatz-Standardschriftart"><text:span text:style-name="T65">E DI RECUPERO</text:span></text:span></text:p>
            </table:table-cell>
            <table:table-cell table:style-name="Table6.D1" office:value-type="string">
              <text:p text:style-name="P5"><text:span text:style-name="Absatz-Standardschriftart"><text:span text:style-name="T63">ABILITÀ</text:span></text:span><text:span text:style-name="Absatz-Standardschriftart"><text:span text:style-name="T86"> </text:span></text:span><text:span text:style-name="Absatz-Standardschriftart"><text:span text:style-name="T75">E</text:span></text:span><text:span text:style-name="Absatz-Standardschriftart"><text:span text:style-name="T74"> </text:span></text:span><text:span text:style-name="Absatz-Standardschriftart"><text:span text:style-name="T63">COMPETENZE</text:span></text:span><text:span text:style-name="Absatz-Standardschriftart"><text:span text:style-name="T79"> </text:span></text:span><text:span text:style-name="Absatz-Standardschriftart"><text:span text:style-name="T63">FINALI</text:span></text:span></text:p>
            </table:table-cell>
          </table:table-row>
          <table:table-row>
            <table:table-cell table:style-name="Table6.A2" office:value-type="string">
              <text:p text:style-name="P170"><text:span text:style-name="Absatz-Standardschriftart"><text:span text:style-name="T76">Nessuno</text:span></text:span></text:p>
            </table:table-cell>
            <table:table-cell table:style-name="Table6.B2" office:value-type="string">
              <text:p text:style-name="P169"><text:span text:style-name="Absatz-Standardschriftart"><text:span text:style-name="T70">Comprendere i principi della classificazione dei Vertebrati basata sul confronto fra sequenze nucleotidiche omologhe </text:span></text:span></text:p>
            </table:table-cell>
            <table:table-cell table:style-name="Table6.C2" office:value-type="string">
              <text:p text:style-name="P171"><text:span text:style-name="Absatz-Standardschriftart"><text:span text:style-name="T70">Relazione scritta</text:span></text:span><text:span text:style-name="Absatz-Standardschriftart"><text:span text:style-name="T67"> da parte di ogni gruppo</text:span></text:span></text:p>
            </table:table-cell>
            <table:table-cell table:style-name="Table6.D2" office:value-type="string">
              <text:list xml:id="list1954304670" text:style-name="L1">
                <text:list-item>
                  <text:p text:style-name="P194"><text:span text:style-name="Absatz-Standardschriftart"><text:span text:style-name="T70">Cercare sequenze mitocondriali su </text:span></text:span><text:a xlink:type="simple" xlink:href="https://www.ncbi.nlm.nih.gov/" text:style-name="Internet_20_link" text:visited-style-name="Visited_20_Internet_20_Link"><text:span text:style-name="Absatz-Standardschriftart"><text:span text:style-name="T70">https://www.ncbi.nlm.nih.gov/</text:span></text:span></text:a></text:p>
                </text:list-item>
                <text:list-item>
                  <text:p text:style-name="P194"><text:span text:style-name="Absatz-Standardschriftart"><text:span text:style-name="T71">Importare i dati in </text:span></text:span><text:span text:style-name="Absatz-Standardschriftart"><text:span text:style-name="T73">R</text:span></text:span></text:p>
                </text:list-item>
                <text:list-item>
                  <text:p text:style-name="P194"><text:span text:style-name="Absatz-Standardschriftart"><text:span text:style-name="T71">Costruire l'albero</text:span></text:span></text:p>
                </text:list-item>
              </text:list>
            </table:table-cell>
          </table:table-row>
        </table:table>
        <text:p text:style-name="P112"><text:span text:style-name="Absatz-Standardschriftart"><text:span text:style-name="T38"/></text:span></text:p>
        <text:p text:style-name="P85"><text:span text:style-name="Absatz-Standardschriftart"><text:span text:style-name="T92"/></text:span></text:p>
        <text:p text:style-name="P85"><text:span text:style-name="Absatz-Standardschriftart"><text:span text:style-name="T92"/></text:span></text:p>
        <text:p text:style-name="P148"><text:span text:style-name="Absatz-Standardschriftart"><text:span text:style-name="T93"/></text:span></text:p>
        <text:p text:style-name="P85"><text:span text:style-name="Absatz-Standardschriftart"><text:span text:style-name="T136">ESERCITAZIONE</text:span></text:span><text:span text:style-name="Absatz-Standardschriftart"><text:span text:style-name="T137"> N° </text:span></text:span><text:span text:style-name="Absatz-Standardschriftart"><text:span text:style-name="T138">3</text:span></text:span><text:span text:style-name="Absatz-Standardschriftart"><text:span text:style-name="T137">: </text:span></text:span><text:span text:style-name="Absatz-Standardschriftart"><text:span text:style-name="T142">IBRIDAZIONE INTERSPECIFICA </text:span></text:span><text:span text:style-name="Absatz-Standardschriftart"><text:span text:style-name="T143">con R</text:span></text:span></text:p>
        <text:p text:style-name="P85"><text:span text:style-name="Absatz-Standardschriftart"><text:span text:style-name="T90"/></text:span></text:p>
        <text:p text:style-name="P111"><text:span text:style-name="Absatz-Standardschriftart"><text:span text:style-name="T91"/></text:span></text:p>
        <text:p text:style-name="P111"><text:span text:style-name="Absatz-Standardschriftart"><text:span text:style-name="T91"/></text:span></text:p>
        <table:table table:name="Tabella7" table:style-name="Tabella7">
          <table:table-column table:style-name="Tabella7.A"/>
          <table:table-column table:style-name="Tabella7.B"/>
          <table:table-column table:style-name="Tabella7.C"/>
          <table:table-column table:style-name="Tabella7.D"/>
          <table:table-row>
            <table:table-cell table:style-name="Tabella7.A1" office:value-type="string">
              <text:p text:style-name="P2"><text:span text:style-name="Absatz-Standardschriftart"><text:span text:style-name="T63">PREREQUISITI</text:span></text:span><text:span text:style-name="Absatz-Standardschriftart"><text:span text:style-name="T74"> </text:span></text:span><text:span text:style-name="Absatz-Standardschriftart"><text:span text:style-name="T75">/</text:span></text:span><text:span text:style-name="Absatz-Standardschriftart"><text:span text:style-name="T77"> </text:span></text:span><text:span text:style-name="Absatz-Standardschriftart"><text:span text:style-name="T63">CONNESSIONI</text:span></text:span><text:span text:style-name="Absatz-Standardschriftart"><text:span text:style-name="T74"> </text:span></text:span><text:span text:style-name="Absatz-Standardschriftart"><text:span text:style-name="T63">CON</text:span></text:span><text:span text:style-name="Absatz-Standardschriftart"><text:span text:style-name="T78"> </text:span></text:span><text:span text:style-name="Absatz-Standardschriftart"><text:span text:style-name="T63">MODULI</text:span></text:span><text:span text:style-name="Absatz-Standardschriftart"><text:span text:style-name="T80"> </text:span></text:span><text:span text:style-name="Absatz-Standardschriftart"><text:span text:style-name="T75">E/O</text:span></text:span><text:span text:style-name="Absatz-Standardschriftart"><text:span text:style-name="T80"> </text:span></text:span><text:span text:style-name="Absatz-Standardschriftart"><text:span text:style-name="T63">UNITÀ</text:span></text:span><text:span text:style-name="Absatz-Standardschriftart"><text:span text:style-name="T81"> </text:span></text:span><text:span text:style-name="Absatz-Standardschriftart"><text:span text:style-name="T82">DIDATTICHE</text:span></text:span><text:span text:style-name="Absatz-Standardschriftart"><text:span text:style-name="T83"> </text:span></text:span><text:span text:style-name="Absatz-Standardschriftart"><text:span text:style-name="T63">PRECEDENTI</text:span></text:span></text:p>
            </table:table-cell>
            <table:table-cell table:style-name="Tabella7.A1" office:value-type="string">
              <text:p text:style-name="P84"/>
              <text:p text:style-name="P3"><text:span text:style-name="Absatz-Standardschriftart"><text:span text:style-name="T63">OBIETTIVI</text:span></text:span><text:span text:style-name="Absatz-Standardschriftart"><text:span text:style-name="T84"> </text:span></text:span><text:span text:style-name="Absatz-Standardschriftart"><text:span text:style-name="T63">MINIMI</text:span></text:span></text:p>
            </table:table-cell>
            <table:table-cell table:style-name="Tabella7.A1" office:value-type="string">
              <text:p text:style-name="P4"><text:span text:style-name="Absatz-Standardschriftart"><text:span text:style-name="T64">MODALITÀ</text:span></text:span><text:span text:style-name="Absatz-Standardschriftart"><text:span text:style-name="T84"> </text:span></text:span><text:span text:style-name="Absatz-Standardschriftart"><text:span text:style-name="T63">DI</text:span></text:span><text:span text:style-name="Absatz-Standardschriftart"><text:span text:style-name="T85"> </text:span></text:span><text:span text:style-name="Absatz-Standardschriftart"><text:span text:style-name="T63">VERIFICA </text:span></text:span><text:span text:style-name="Absatz-Standardschriftart"><text:span text:style-name="T65">E DI RECUPERO</text:span></text:span></text:p>
            </table:table-cell>
            <table:table-cell table:style-name="Tabella7.D1" office:value-type="string">
              <text:p text:style-name="P5"><text:span text:style-name="Absatz-Standardschriftart"><text:span text:style-name="T63">ABILITÀ</text:span></text:span><text:span text:style-name="Absatz-Standardschriftart"><text:span text:style-name="T86"> </text:span></text:span><text:span text:style-name="Absatz-Standardschriftart"><text:span text:style-name="T75">E</text:span></text:span><text:span text:style-name="Absatz-Standardschriftart"><text:span text:style-name="T74"> </text:span></text:span><text:span text:style-name="Absatz-Standardschriftart"><text:span text:style-name="T63">COMPETENZE</text:span></text:span><text:span text:style-name="Absatz-Standardschriftart"><text:span text:style-name="T79"> </text:span></text:span><text:span text:style-name="Absatz-Standardschriftart"><text:span text:style-name="T63">FINALI</text:span></text:span></text:p>
            </table:table-cell>
          </table:table-row>
          <table:table-row>
            <table:table-cell table:style-name="Tabella7.A2" office:value-type="string">
              <text:p text:style-name="P170"><text:span text:style-name="Absatz-Standardschriftart"><text:span text:style-name="T76">Nessuno</text:span></text:span></text:p>
            </table:table-cell>
            <table:table-cell table:style-name="Tabella7.B2" office:value-type="string">
              <text:p text:style-name="P169"><text:span text:style-name="Absatz-Standardschriftart"><text:span text:style-name="T70">Comprendere </text:span></text:span><text:span text:style-name="Absatz-Standardschriftart"><text:span text:style-name="T69">i</text:span></text:span><text:span text:style-name="Absatz-Standardschriftart"><text:span text:style-name="T72"> </text:span></text:span><text:span text:style-name="Absatz-Standardschriftart"><text:span text:style-name="T69">concetti di specie e di razza</text:span></text:span></text:p>
            </table:table-cell>
            <table:table-cell table:style-name="Tabella7.C2" office:value-type="string">
              <text:p text:style-name="P171"><text:span text:style-name="Absatz-Standardschriftart"><text:span text:style-name="T70">Relazione </text:span></text:span><text:span text:style-name="Absatz-Standardschriftart"><text:span text:style-name="T69">scritta</text:span></text:span></text:p>
            </table:table-cell>
            <table:table-cell table:style-name="Tabella7.D2" office:value-type="string">
              <text:p text:style-name="P169"><text:span text:style-name="Absatz-Standardschriftart"><text:span text:style-name="T61">Scaricare, preparare, </text:span></text:span><text:span text:style-name="Absatz-Standardschriftart"><text:span text:style-name="T62">allineare</text:span></text:span><text:span text:style-name="Absatz-Standardschriftart"><text:span text:style-name="T61"> </text:span></text:span><text:span text:style-name="Absatz-Standardschriftart"><text:span text:style-name="T62">le sequenze mitocondriali ed utilizzare tale allineamento multisequenza per costruire un albero filogenetico</text:span></text:span></text:p>
            </table:table-cell>
          </table:table-row>
        </table:table>
        <text:p text:style-name="P112"><text:span text:style-name="Absatz-Standardschriftart"><text:span text:style-name="T38"/></text:span></text:p>
        <text:p text:style-name="P85"><text:span text:style-name="Absatz-Standardschriftart"><text:span text:style-name="T92"/></text:span></text:p>
        <text:p text:style-name="P148"><text:span text:style-name="Absatz-Standardschriftart"><text:span text:style-name="T37"/></text:span></text:p>
        <text:p text:style-name="P85"><text:span text:style-name="Absatz-Standardschriftart"><text:span text:style-name="T92"/></text:span></text:p>
        <text:p text:style-name="P85"><text:span text:style-name="Absatz-Standardschriftart"><text:span text:style-name="T92"/></text:span></text:p>
        <text:p text:style-name="P147"><text:span text:style-name="Absatz-Standardschriftart"><text:span text:style-name="T92"/></text:span></text:p>
        <text:p text:style-name="P43"><text:span text:style-name="T56">Valutazione</text:span><text:span text:style-name="T135">:</text:span></text:p>
        <text:list xml:id="list4206256026" text:style-name="L2">
          <text:list-item>
            <text:p text:style-name="P175">interrogazion<text:span text:style-name="T60">i</text:span> orali (programmate solo per gli alunni con DSA)</text:p>
          </text:list-item>
          <text:list-item>
            <text:p text:style-name="P176">prove pratiche</text:p>
          </text:list-item>
          <text:list-item>
            <text:p text:style-name="P177">relazioni scritte</text:p>
          </text:list-item>
        </text:list>
        <text:p text:style-name="P156"><text:soft-page-break/></text:p>
        <text:p text:style-name="P157"/>
        <text:p text:style-name="P157"/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table:number-columns-spanned="2" office:value-type="string">
              <text:p text:style-name="P28">OBIETTIVI MINIMI DI APPRENDIMENTO DA RAGGIUNGERE AL TERMINE </text:p>
              <text:p text:style-name="P28">DELL’A.S. 202<text:span text:style-name="T111">5</text:span>-2<text:span text:style-name="T111">6</text:span></text:p>
            </table:table-cell>
            <table:covered-table-cell/>
          </table:table-row>
          <table:table-row>
            <table:table-cell table:style-name="Tabella2.A2" office:value-type="string">
              <text:p text:style-name="P28"/>
              <text:p text:style-name="P28">CONOSCENZE DI BASE</text:p>
            </table:table-cell>
            <table:table-cell table:style-name="Tabella2.B2" office:value-type="string">
              <text:p text:style-name="P28"/>
              <text:p text:style-name="P28">ABILIT<text:span text:style-name="T53">À</text:span> NECESSARIE</text:p>
              <text:p text:style-name="P28"/>
            </table:table-cell>
          </table:table-row>
          <table:table-row>
            <table:table-cell table:style-name="Tabella2.A2" office:value-type="string">
              <text:list xml:id="list4193595822" text:style-name="WW8Num3">
                <text:list-header>
                  <text:p text:style-name="P183"/>
                </text:list-header>
                <text:list-item>
                  <text:p text:style-name="P189">Zoologia</text:p>
                </text:list-item>
              </text:list>
              <text:p text:style-name="P12"/>
              <text:p text:style-name="P12"/>
              <text:p text:style-name="P12"/>
              <text:p text:style-name="P12"/>
              <text:p text:style-name="P12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list xml:id="list112954477547435" text:continue-numbering="true" text:style-name="WW8Num3">
                <text:list-item>
                  <text:p text:style-name="P189">Bioinformatica</text:p>
                </text:list-item>
              </text:list>
            </table:table-cell>
            <table:table-cell table:style-name="Tabella2.B2" office:value-type="string">
              <text:p text:style-name="P124"/>
              <text:p text:style-name="P184">Riconoscere un fossile</text:p>
              <text:p text:style-name="P184"/>
              <text:p text:style-name="P185">Stabilire se una teoria è scientifica oppure no</text:p>
              <text:p text:style-name="P185"/>
              <text:p text:style-name="P186">Applicare il concetto biologico di specie</text:p>
              <text:p text:style-name="P186"/>
              <text:p text:style-name="P20"><text:span text:style-name="T104">A</text:span>pplicare il concetto di simmetria al corpo di un animale</text:p>
              <text:p text:style-name="P20"/>
              <text:p text:style-name="P14"><text:span text:style-name="T104">I</text:span>ndicare la posizione reciproca di due parti del corpo usando come riferimento uno o più assi</text:p>
              <text:p text:style-name="P14"/>
              <text:p text:style-name="P190"><text:span text:style-name="T40">C</text:span><text:span text:style-name="T39">ostruire un allineamento multisequenza</text:span></text:p>
              <text:p text:style-name="P192"><text:span text:style-name="T39"/></text:p>
              <text:p text:style-name="P191"><text:span text:style-name="T39">Rappresentare graficamente le relazioni di parentela fra organismi con un albero filogenetico</text:span></text:p>
            </table:table-cell>
          </table:table-row>
        </table:table>
        <text:p text:style-name="P158"/>
        <text:p text:style-name="P40"/>
        <text:p text:style-name="P29">3. <text:span text:style-name="T116">INDICATORI DI VALUTAZIONE : MODELLO DI CERTIFICAZIONE OM 9/2010</text:span></text:p>
        <text:p text:style-name="P13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76"><text:line-break/>LIVELLO</text:p>
            </table:table-cell>
            <table:table-cell table:style-name="Table10.B1" office:value-type="string">
              <text:p text:style-name="P76"><text:line-break/>DESCRITTORI (livelli di padronanza) </text:p>
            </table:table-cell>
            <table:table-cell table:style-name="Table10.C1" office:value-type="string">
              <text:p text:style-name="P77"/>
              <text:p text:style-name="P76">VOTO</text:p>
            </table:table-cell>
          </table:table-row>
          <table:table-row table:style-name="Table10.2">
            <table:table-cell table:style-name="Table10.A1" office:value-type="string">
              <text:p text:style-name="P76">0 (non raggiunto)</text:p>
            </table:table-cell>
            <table:table-cell table:style-name="Table10.B2" office:value-type="string">
              <text:p text:style-name="P66">Non è autonomo nello svolgere il compito, nella scelta degli strumenti e/o delle informazioni e procede, con fatica, solo se supportato</text:p>
              <text:p text:style-name="P66">L’allievo ha un atteggiamento discontinuo nella ricerca delle informazioni e si muove con scarsi elementi di metodo</text:p>
              <text:p text:style-name="P83">Nel gruppo di lavoro coopera solo in compiti limitati, che porta a termine solo se sollecitato</text:p>
              <text:p text:style-name="P66">La valutazione del lavoro avviene in modo lacunoso</text:p>
              <text:p text:style-name="P83">L’allievo ha difficoltà a comunicare e ad ascoltare i pari, è disponibile saltuariamente a socializzare le esperienze</text:p>
              <text:p text:style-name="P83"/>
            </table:table-cell>
            <table:table-cell table:style-name="Table10.C2" office:value-type="string">
              <text:p text:style-name="P69">1 - 5</text:p>
            </table:table-cell>
          </table:table-row>
          <table:table-row table:style-name="Table10.3">
            <table:table-cell table:style-name="Table10.A1" office:value-type="string">
              <text:p text:style-name="P76">1 (base)</text:p>
              <text:p text:style-name="P81">Svolgere compiti semplici, sotto la diretta supervisione, in un contesto strutturato</text:p>
              <text:p text:style-name="P143"/>
              <text:p text:style-name="P145"/>
            </table:table-cell>
            <table:table-cell table:style-name="Table10.B3" office:value-type="string">
              <text:p text:style-name="P67">Coglie <text:s/>in modo semplice <text:s/>gli elementi significativi per poter confrontare i fenomeni accaduti in aree diverse.</text:p>
              <text:p text:style-name="P67">L’allievo ricerca le informazioni di base, raccogliendole e organizzandole in maniera appena adeguata</text:p>
              <text:p text:style-name="P67">Comprende e rappresenta <text:s/>contenuti storici non complessi con un linguaggio elementare</text:p>
            </table:table-cell>
            <table:table-cell table:style-name="Table10.C3" office:value-type="string">
              <text:p text:style-name="P69">6</text:p>
            </table:table-cell>
          </table:table-row>
          <table:table-row table:style-name="Table10.4">
            <table:table-cell table:style-name="Table10.A1" office:value-type="string">
              <text:p text:style-name="P76">2 (intermedio)</text:p>
              <text:p text:style-name="P82">Svolgere compiti e risolvere problemi ricorrenti usando strumenti e regole semplici, sotto la supervisione con un certo grado di autonomia</text:p>
            </table:table-cell>
            <table:table-cell table:style-name="Table10.B4" office:value-type="string">
              <text:p text:style-name="P78"/>
              <text:p text:style-name="P83">Ha una buona motivazione all’ esplorazione e all’approfondimento dell’argomento proposto.</text:p>
              <text:p text:style-name="P71"><text:span text:style-name="T112"><text:s/></text:span><text:span text:style-name="T114">Ricerca informazioni / dati ed elementi che caratterizzano il problema</text:span></text:p>
              <text:p text:style-name="P83">Trasferisce saperi e saper fare in situazioni nuove, adattandoli e rielaborandoli nel nuovo contesto, individuando i collegamenti opportuni</text:p>
              <text:p text:style-name="P66">Ricerca, raccoglie e organizza le informazioni con discreta attenzione al metodo. <text:s/></text:p>
              <text:p text:style-name="P66">Sa ritrovare e riutilizzare le informazioni al momento opportuno, dà un suo contributo di base all’ interpretazione <text:s/>data</text:p>
              <text:p text:style-name="P68"/>
            </table:table-cell>
            <table:table-cell table:style-name="Table10.C4" office:value-type="string">
              <text:p text:style-name="P69">7 - 8</text:p>
            </table:table-cell>
          </table:table-row>
          <table:table-row table:style-name="Table10.4">
            <table:table-cell table:style-name="Table10.A1" office:value-type="string">
              <text:p text:style-name="P144">3 (avanzato)</text:p>
              <text:p text:style-name="P81">Svolgere compiti e risolvere problemi scegliendo e applicando metodi di base, strumenti, materiali ed informazioni Assumere la responsabilità di portare a termine compiti nell'ambito del lavoro o dello studio. Adeguare il proprio comportamento alle circostanze nella soluzione dei problemi</text:p>
              <text:p text:style-name="P145"/>
            </table:table-cell>
            <table:table-cell table:style-name="Table10.B5" office:value-type="string">
              <text:p text:style-name="P66">Utilizza le conoscenze apprese per stabilire obiettivi realistici </text:p>
              <text:p text:style-name="P66">Critica opportunamente l’informazione ricevuta valutandone l’attendibilità </text:p>
              <text:p text:style-name="P66">Sa rapportare in modo costruttivo le informazioni apprese al mondo d’oggi.</text:p>
              <text:p text:style-name="P66">È in grado di distinguere fonti storiche da relazioni storiografiche</text:p>
              <text:p text:style-name="P71"><text:span text:style-name="T112"><text:s/></text:span><text:span text:style-name="T48">L’allievo dimostra di procedere con una costante attenzione valutativa del proprio lavoro </text:span></text:p>
              <text:p text:style-name="P66">Ricerca, raccoglie e organizza le informazioni con attenzione al metodo. Le sa ritrovare e riutilizzare al momento opportuno e interpretare secondo una chiave di lettura appropriata.</text:p>
              <text:p text:style-name="P66"/>
              <text:p text:style-name="P66"/>
            </table:table-cell>
            <table:table-cell table:style-name="Table10.C5" office:value-type="string">
              <text:p text:style-name="P69">9 - 10</text:p>
            </table:table-cell>
          </table:table-row>
        </table:table>
        <text:p text:style-name="P54"/>
        <text:p text:style-name="P38"/>
        <text:list xml:id="list2495666142" text:style-name="WW8Num2">
          <text:list-item>
            <text:p text:style-name="P178">METODOLOGIE E STRATEGIE DIDATTICHE</text:p>
          </text:list-item>
        </text:list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50"><text:span text:style-name="T5"><text:s text:c="4"/></text:span><text:span text:style-name="T4"><text:s/></text:span><text:span text:style-name="T48">Lezione frontale</text:span></text:p>
            </table:table-cell>
            <table:table-cell table:style-name="Table13.B1" office:value-type="string">
              <text:p text:style-name="P50"><text:span text:style-name="T6">☑</text:span><text:span text:style-name="T4"> </text:span><text:span text:style-name="T48">Lezione partecipata</text:span><text:span text:style-name="T3"> <text:s text:c="22"/></text:span><text:span text:style-name="T48"><text:s text:c="2"/></text:span></text:p>
            </table:table-cell>
            <table:table-cell table:style-name="Table13.C1" office:value-type="string">
              <text:p text:style-name="P50"><text:span text:style-name="T6">☑</text:span><text:span text:style-name="T7"> </text:span><text:span text:style-name="T48">Lavoro di gruppo <text:s text:c="29"/></text:span></text:p>
            </table:table-cell>
          </table:table-row>
          <table:table-row table:style-name="Table13.2">
            <table:table-cell table:style-name="Table13.A2" office:value-type="string">
              <text:p text:style-name="P50"><text:span text:style-name="T5"><text:s text:c="5"/></text:span><text:span text:style-name="T48">Ricerca individuale e/o di gruppo <text:s text:c="11"/></text:span></text:p>
            </table:table-cell>
            <table:table-cell table:style-name="Table13.B2" office:value-type="string">
              <text:p text:style-name="P50"><text:span text:style-name="T6">☑</text:span><text:span text:style-name="T112"> </text:span><text:span text:style-name="T48">Lezione multimediale <text:s text:c="12"/></text:span></text:p>
            </table:table-cell>
            <table:table-cell table:style-name="Table13.C2" office:value-type="string">
              <text:p text:style-name="P50"><text:span text:style-name="T6">☑</text:span><text:span text:style-name="T7"> </text:span><text:span text:style-name="T48">Attività di laboratorio <text:s text:c="12"/></text:span></text:p>
            </table:table-cell>
          </table:table-row>
          <table:table-row table:style-name="Table13.1">
            <table:table-cell table:style-name="Table13.A3" office:value-type="string">
              <text:p text:style-name="P50"><text:span text:style-name="T6">☑</text:span><text:span text:style-name="T7"> </text:span><text:span text:style-name="T48">Esercitazioni pratiche</text:span></text:p>
            </table:table-cell>
            <table:table-cell table:style-name="Table13.B3" office:value-type="string">
              <text:p text:style-name="P50"><text:span text:style-name="T6">☑</text:span><text:span text:style-name="T112"> </text:span><text:span text:style-name="T9">Problem solving</text:span><text:span text:style-name="T48"> <text:s text:c="30"/></text:span></text:p>
            </table:table-cell>
            <table:table-cell table:style-name="Table13.C3" office:value-type="string">
              <text:p text:style-name="P50"><text:span text:style-name="T4"><text:s text:c="5"/></text:span><text:span text:style-name="T9">Brainstorming</text:span><text:span text:style-name="T48"> <text:s text:c="41"/></text:span></text:p>
            </table:table-cell>
          </table:table-row>
        </table:table>
        <text:p text:style-name="P47"><text:span text:style-name="T7"><text:s/></text:span><text:span text:style-name="T112"><text:s text:c="2"/></text:span></text:p>
        <text:p text:style-name="P53"/>
        <text:p text:style-name="P53"/>
        <text:p text:style-name="P53"/>
        <text:list xml:id="list112954178505076" text:continue-numbering="true" text:style-name="WW8Num2">
          <text:list-item>
            <text:p text:style-name="P179">ATTREZZATURE E STRUMENTI DIDATTICI</text:p>
          </text:list-item>
        </text:list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row table:style-name="Table14.1">
            <table:table-cell table:style-name="Table14.A1" office:value-type="string">
              <text:p text:style-name="P51"><text:span text:style-name="T4"><text:s text:c="4"/></text:span><text:span text:style-name="T112"><text:s/></text:span><text:span text:style-name="T48">Libro/i di testo</text:span></text:p>
            </table:table-cell>
            <table:table-cell table:style-name="Table14.B1" office:value-type="string">
              <text:p text:style-name="P51"><text:span text:style-name="T4"><text:s text:c="4"/></text:span><text:span text:style-name="T48">Testi di consultazione <text:s text:c="3"/></text:span></text:p>
            </table:table-cell>
            <table:table-cell table:style-name="Table14.B1" office:value-type="string">
              <text:p text:style-name="P51"><text:span text:style-name="T4"><text:s text:c="3"/></text:span><text:span text:style-name="T7"><text:s/></text:span><text:span text:style-name="T48">Fotocopie <text:s text:c="5"/></text:span></text:p>
            </table:table-cell>
            <table:table-cell table:style-name="Table14.B1" office:value-type="string">
              <text:p text:style-name="P51"><text:span text:style-name="T6">☑</text:span><text:span text:style-name="T7"> </text:span><text:span text:style-name="T48">Laboratori</text:span></text:p>
            </table:table-cell>
            <table:table-cell table:style-name="Table14.E1" office:value-type="string">
              <text:p text:style-name="P51"><text:span text:style-name="T4"><text:s text:c="2"/></text:span><text:span text:style-name="T112"><text:s text:c="3"/></text:span><text:span text:style-name="T48">Palestra</text:span></text:p>
            </table:table-cell>
          </table:table-row>
          <table:table-row table:style-name="Table14.1">
            <table:table-cell table:style-name="Table14.A2" office:value-type="string">
              <text:p text:style-name="P51"><text:span text:style-name="T6">☑</text:span><text:span text:style-name="T7"> </text:span><text:span text:style-name="T48">Computer <text:s text:c="14"/></text:span></text:p>
            </table:table-cell>
            <table:table-cell table:style-name="Table14.B2" office:value-type="string">
              <text:p text:style-name="P51"><text:span text:style-name="T6">☑</text:span><text:span text:style-name="T7"> </text:span><text:span text:style-name="T48">Sussidi multimediali <text:s text:c="9"/></text:span><text:span text:style-name="T112"><text:s text:c="19"/></text:span></text:p>
            </table:table-cell>
            <table:table-cell table:style-name="Table14.B2" office:value-type="string">
              <text:p text:style-name="P51"><text:span text:style-name="T4"><text:s text:c="3"/></text:span><text:span text:style-name="T112"><text:s/></text:span><text:span text:style-name="T48">Audioregistratore <text:s/></text:span></text:p>
            </table:table-cell>
            <table:table-cell table:style-name="Table14.B2" office:value-type="string">
              <text:p text:style-name="P51"><text:span text:style-name="T4"><text:s text:c="5"/></text:span><text:span text:style-name="T7"><text:s/></text:span><text:span text:style-name="T48">LIM <text:s/></text:span></text:p>
            </table:table-cell>
            <table:table-cell table:style-name="Table14.E2" office:value-type="string">
              <text:p text:style-name="P51"><text:span text:style-name="T6">☑</text:span><text:span text:style-name="T112"> </text:span><text:span text:style-name="T113">software didattici</text:span></text:p>
            </table:table-cell>
          </table:table-row>
        </table:table>
        <text:p text:style-name="P60"><text:s text:c="18"/></text:p>
        <text:p text:style-name="P31"/>
        <text:p text:style-name="P31"/>
        <text:list xml:id="list112954656783258" text:continue-numbering="true" text:style-name="WW8Num2">
          <text:list-item>
            <text:p text:style-name="P181">MODALIT<text:span text:style-name="T58">À</text:span> DI VERIFICA DEL LIVELLO DI APPRENDIMENTO</text:p>
          </text:list-item>
        </text:list>
        <text:p text:style-name="P41"/>
        <text:p text:style-name="P136"/>
        <text:p text:style-name="P136"/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P138">TIPOLOGIA DI PROVE DI VERIFICA <text:s/></text:p>
            </table:table-cell>
            <table:table-cell table:style-name="Tabella9.A1" office:value-type="string">
              <text:p text:style-name="P139">SCANSIONE TEMPORALE</text:p>
            </table:table-cell>
          </table:table-row>
          <table:table-row>
            <table:table-cell table:style-name="Tabella9.A1" office:value-type="string">
              <text:p text:style-name="P52"><text:s text:c="22"/></text:p>
              <text:p text:style-name="P46"><text:span text:style-name="T6">☑</text:span><text:span text:style-name="T7"> </text:span><text:span text:style-name="T48">Interrogazioni </text:span><text:span text:style-name="T51">orali</text:span><text:span text:style-name="T48"> </text:span><text:span text:style-name="T51">(in caso di DAD </text:span><text:span text:style-name="T48">in video conferenza</text:span><text:span text:style-name="T51">)</text:span></text:p>
              <text:p text:style-name="P52"><text:s/></text:p>
              <text:p text:style-name="P46"><text:span text:style-name="T6">☑</text:span><text:span text:style-name="T112"> </text:span><text:span text:style-name="T48">Osservazioni sul comportamento di lavoro (partecipazione, impegno, metodo di studio e di lavoro, etc.)</text:span></text:p>
            </table:table-cell>
            <table:table-cell table:style-name="Tabella9.A1" office:value-type="string">
              <text:p text:style-name="P134">Numero <text:s/>Verifiche previste per il trimestre/quadrimestre</text:p>
              <text:p text:style-name="P47"><text:line-break/><text:span text:style-name="T17">O</text:span><text:span text:style-name="T16">rali </text:span><text:span text:style-name="T18">5</text:span><text:span text:style-name="T17">-</text:span><text:span text:style-name="T18">7</text:span></text:p>
              <text:p text:style-name="P47"><text:s/></text:p>
              <text:p text:style-name="P47"><text:span text:style-name="T54">TRIMESTRE</text:span>:</text:p>
              <text:p text:style-name="P47"/>
              <text:p text:style-name="P47"><text:span text:style-name="T96">2</text:span>-<text:span text:style-name="T96">3</text:span> interrogazioni <text:span text:style-name="T115">orali</text:span></text:p>
              <text:p text:style-name="P47"/>
              <text:p text:style-name="P47"/>
              <text:p text:style-name="P47"><text:span text:style-name="T54">PENTAMESTRE</text:span>:</text:p>
              <text:p text:style-name="P47"/>
              <text:p text:style-name="P47"><text:span text:style-name="T96">3</text:span>-<text:span text:style-name="T96">4</text:span> interrogazioni <text:span text:style-name="T115">orali</text:span></text:p>
              <text:p text:style-name="P142"/>
            </table:table-cell>
          </table:table-row>
          <table:table-row>
            <table:table-cell table:style-name="Tabella9.A1" table:number-columns-spanned="2" office:value-type="string">
              <text:p text:style-name="P53">L’organizzazione del recupero si basa su iniziative in itinere, durante le ore curriculari, o in orario pomeridiano, compatibilmente con le disponibilità finanziarie, si adopereranno le seguenti strategie e metodologie didattiche:</text:p>
              <text:p text:style-name="P61"><text:s text:c="2"/></text:p>
              <text:p text:style-name="P44"><text:span text:style-name="T6">☑</text:span><text:span text:style-name="T112"> </text:span><text:span text:style-name="T48">Riproposizione dei contenuti in forma diversificata;</text:span></text:p>
              <text:p text:style-name="P58"/>
              <text:p text:style-name="P45"><text:span text:style-name="T6">☑</text:span><text:span text:style-name="T112"> </text:span><text:span text:style-name="T48">Esercitazioni per migliorare il metodo di studio e di lavoro;</text:span></text:p>
            </table:table-cell>
            <table:covered-table-cell/>
          </table:table-row>
        </table:table>
        <text:p text:style-name="P137"/>
        <text:p text:style-name="P52"/>
        <text:p text:style-name="P55"/>
        <text:p text:style-name="P59"/>
        <text:p text:style-name="P59"/>
        <text:p text:style-name="P5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margin-top="0.635cm" fo:margin-bottom="0.282cm" style:contextual-spacing="false"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80" loext:opacity="100%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72pt" fo:language="none" fo:country="none" style:font-size-asian="7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80" loext:opacity="100%" fo:font-size="9pt" fo:font-style="italic" fo:font-weight="bold" style:font-size-asian="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ff0000" loext:opacity="100%"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000080" loext:opacity="100%"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80" loext:opacity="100%"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000000" loext:opacity="100%" style:font-name="Arial" fo:font-family="Arial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00" loext:opacity="100%" style:font-name="Footlight MT Light" fo:font-family="'Footlight MT Light'" style:font-family-generic="roman" style:font-pitch="variable" fo:font-size="8pt" style:text-underline-style="solid" style:text-underline-width="auto" style:text-underline-color="font-color" style:font-size-asian="8pt" style:font-name-complex="Footlight MT Light" style:font-family-complex="'Footlight MT Light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o_20_del_20_testo_20_2" style:display-name="Corpo del testo 2" style:family="paragraph" style:parent-style-name="Standard">
      <style:paragraph-properties fo:text-align="center" style:justify-single-word="false"/>
      <style:text-properties fo:color="#000080" loext:opacity="100%" fo:font-size="9pt" fo:font-style="italic" style:font-size-asian="9pt" style:font-style-asian="italic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v-autore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v-isbn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weight="bold" fo:background-color="#ffff00" style:font-weight-asian="bold" style:font-name-complex="Arial" style:font-family-complex="Arial" style:font-family-generic-complex="swiss" style:font-pitch-complex="variable"/>
    </style:style>
    <style:style style:name="WW8Num3z0" style:family="text">
      <style:text-properties fo:color="#000000" loext:opacity="100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olo_20_Carattere" style:display-name="Titolo Carattere" style:family="text"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itolo_20_3_20_Carattere" style:display-name="Titolo 3 Carattere" style:family="text">
      <style:text-properties fo:font-size="72pt" style:font-size-asian="72pt"/>
    </style:style>
    <style:style style:name="Carattere_20_Carattere2" style:display-name="Carattere Carattere2" style:family="text">
      <style:text-properties fo:font-size="72pt" style:font-size-asian="72pt"/>
    </style:style>
    <style:style style:name="Piè_20_di_20_pagina_20_Carattere" style:display-name="Piè di pagina Caratter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2</text:page-number></text:p>
        <text:p text:style-name="MP3"/>
      </style:footer>
      <style:footer-first>
        <text:p text:style-name="MP4"/>
      </style:footer-first>
    </style:master-page>
    <style:master-page style:name="Convert_20_1" style:display-name="Convert 1" style:page-layout-name="Mpm2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0</text:page-number></text:p>
        <text:p text:style-name="MP3"/>
      </style:footer>
      <style:footer-first>
        <text:p text:style-name="MP4"/>
      </style:footer-first>
    </style:master-page>
    <style:master-page style:name="Convert_20_2" style:display-name="Convert 2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8</text:page-number></text:p>
        <text:p text:style-name="MP3"/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 RICORDA A TUTTI GLI INSEGNANTI CHE IN DATA 20/03/04 SCADE IL TERMINE PER LA</dc:title>
    <meta:initial-creator>Secondo Franco</meta:initial-creator>
    <meta:creation-date>2018-12-15T01:38:00</meta:creation-date>
    <dc:date>2025-09-06T11:29:52.821828065</dc:date>
    <meta:print-date>2024-10-12T08:02:51.807836996</meta:print-date>
    <meta:editing-cycles>338</meta:editing-cycles>
    <meta:editing-duration>PT20H59M44S</meta:editing-duration>
    <meta:generator>LibreOffice/7.3.7.2$Linux_X86_64 LibreOffice_project/30$Build-2</meta:generator>
    <meta:printed-by>File PDF</meta:printed-by>
    <meta:document-statistic meta:table-count="15" meta:image-count="0" meta:object-count="0" meta:page-count="8" meta:paragraph-count="249" meta:word-count="1865" meta:character-count="13620" meta:non-whitespace-character-count="11655"/>
  </office:meta>
</office:document-meta>
</file>